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5" style:family="graphic" style:parent-style-name="standard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3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6" style:family="graphic" style:parent-style-name="objectwithoutfill">
      <style:graphic-properties draw:marker-start="" draw:marker-start-width="0.3cm" draw:marker-end="Arrowheads_20_1" draw:marker-end-width="0.3cm" draw:fill="none" draw:textarea-vertical-align="middle"/>
    </style:style>
    <style:style style:name="gr3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3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3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4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1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4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4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6" style:family="graphic" style:parent-style-name="objectwithoutfill">
      <style:graphic-properties svg:stroke-color="#ff0000" draw:marker-start="" draw:marker-end="Arrowheads_20_1" draw:marker-end-width="0.3cm" draw:fill="none" draw:textarea-vertical-align="middle"/>
    </style:style>
    <style:style style:name="gr4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4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5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5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5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5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5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6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1" style:family="graphic" style:parent-style-name="standard" style:list-style-name="L1">
      <style:graphic-properties draw:marker-start="" draw:marker-end="Arrowheads_20_1" draw:fill="solid" draw:fill-color="#ffff00" draw:textarea-horizontal-align="justify" draw:textarea-vertical-align="middle" draw:auto-grow-height="false"/>
    </style:style>
    <style:style style:name="gr6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6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6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6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7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7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3" style:family="graphic" style:parent-style-name="objectwithoutfill">
      <style:graphic-properties draw:marker-end="Arrowheads_20_1" draw:marker-end-width="0.3cm" draw:fill="none" draw:textarea-vertical-align="middle"/>
    </style:style>
    <style:style style:name="gr7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7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7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7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0" style:family="graphic" style:parent-style-name="objectwithoutfill">
      <style:graphic-properties draw:stroke="dash" draw:stroke-dash="Fine_20_Dashed" draw:marker-end="Arrowheads_20_1" draw:marker-end-width="0.3cm" draw:fill="none" draw:textarea-vertical-align="middle"/>
    </style:style>
    <style:style style:name="gr8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8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8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8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8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89" style:family="graphic" style:parent-style-name="standard" style:list-style-name="L1">
      <style:graphic-properties draw:marker-end="Arrowheads_20_1" draw:fill="solid" draw:fill-color="#ffff99" draw:textarea-horizontal-align="justify" draw:textarea-vertical-align="middle" draw:auto-grow-height="false"/>
    </style:style>
    <style:style style:name="gr90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1" style:family="graphic" style:parent-style-name="standard">
      <style:graphic-properties draw:marker-end="Arrowheads_20_1" draw:fill="solid" draw:fill-color="#ccffff" draw:textarea-horizontal-align="justify" draw:textarea-vertical-align="middle" draw:auto-grow-height="false"/>
    </style:style>
    <style:style style:name="gr92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3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4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5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6" style:family="graphic" style:parent-style-name="standard" style:list-style-name="L1">
      <style:graphic-properties draw:marker-end="Arrowheads_20_1" draw:fill="solid" draw:fill-color="#ffff99" draw:textarea-horizontal-align="justify" draw:textarea-vertical-align="middle" draw:auto-grow-height="false"/>
    </style:style>
    <style:style style:name="gr97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8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99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100" style:family="graphic" style:parent-style-name="standard" style:list-style-name="L1">
      <style:graphic-properties draw:marker-end="Arrowheads_20_1" draw:fill="solid" draw:fill-color="#ffff99" draw:textarea-horizontal-align="justify" draw:textarea-vertical-align="middle" draw:auto-grow-height="false"/>
    </style:style>
    <style:style style:name="gr101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102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103" style:family="graphic" style:parent-style-name="standard" style:list-style-name="L1">
      <style:graphic-properties draw:marker-end="Arrowheads_20_1" draw:fill="solid" draw:fill-color="#ccffff" draw:textarea-horizontal-align="justify" draw:textarea-vertical-align="middle" draw:auto-grow-height="false"/>
    </style:style>
    <style:style style:name="gr10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0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0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0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0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0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17" style:family="graphic" style:parent-style-name="objectwithoutfill">
      <style:graphic-properties draw:marker-end="Arrowheads_20_1" draw:fill="none" draw:textarea-vertical-align="middle"/>
    </style:style>
    <style:style style:name="gr11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1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2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2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4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2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2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2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3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3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4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4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4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5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5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5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5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5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6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6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6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1" style:family="graphic" style:parent-style-name="standard">
      <style:graphic-properties svg:stroke-width="0.1cm" svg:stroke-color="#ff0000" draw:marker-start-width="0.35cm" draw:marker-end="Arrowheads_20_1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2" style:family="graphic" style:parent-style-name="standard">
      <style:graphic-properties svg:stroke-width="0.05cm" svg:stroke-color="#ff0000" draw:marker-start-width="0.275cm" draw:marker-end="Arrowheads_20_1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73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/>
    </style:style>
    <style:style style:name="gr174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175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17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7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7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7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8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8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89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9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7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19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199" style:family="graphic" style:parent-style-name="objectwithoutfill">
      <style:graphic-properties draw:marker-end="Arrow" draw:marker-end-width="0.3cm" draw:fill="none" draw:textarea-vertical-align="middle"/>
    </style:style>
    <style:style style:name="gr20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8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0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0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2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1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1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1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2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2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2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3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31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3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33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34" style:family="graphic" style:parent-style-name="objectwithoutfill">
      <style:graphic-properties draw:fill="none" draw:textarea-vertical-align="middle"/>
    </style:style>
    <style:style style:name="gr235" style:family="graphic" style:parent-style-name="standard" style:list-style-name="L1">
      <style:graphic-properties draw:marker-start="" draw:marker-end="Arrowheads_20_1" draw:fill="solid" draw:fill-color="#ccffff" draw:textarea-horizontal-align="left" draw:textarea-vertical-align="top" draw:auto-grow-height="false" fo:min-height="6.461cm" fo:wrap-option="wrap"/>
    </style:style>
    <style:style style:name="gr236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37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38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39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40" style:family="graphic" style:parent-style-name="standard" style:list-style-name="L1">
      <style:graphic-properties draw:marker-start="" draw:marker-end="Arrowheads_20_1" draw:fill="solid" draw:fill-color="#ffff99" draw:textarea-horizontal-align="justify" draw:textarea-vertical-align="middle" draw:auto-grow-height="false"/>
    </style:style>
    <style:style style:name="gr241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42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43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44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45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gr246" style:family="graphic" style:parent-style-name="standard" style:list-style-name="L1">
      <style:graphic-properties draw:marker-start="" draw:marker-end="Arrowheads_20_1" draw:fill="solid" draw:fill-color="#ccffff" draw:textarea-horizontal-align="justify" draw:textarea-vertical-align="middle" draw:auto-grow-height="false"/>
    </style:style>
    <style:style style:name="P1" style:family="paragraph">
      <style:paragraph-properties fo:margin-top="0.1cm" fo:margin-bottom="0.1cm" fo:line-height="100%" fo:text-align="start"/>
    </style:style>
    <style:style style:name="P2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3" style:family="paragraph">
      <style:paragraph-properties fo:margin-top="0.1cm" fo:margin-bottom="0.1cm"/>
    </style:style>
    <style:style style:name="P4" style:family="paragraph">
      <style:paragraph-properties fo:margin-top="0.1cm" fo:margin-bottom="0.1cm" fo:line-height="100%" fo:text-align="start"/>
      <style:text-properties fo:color="#ff00ff" style:font-name="Arial" fo:font-size="8pt" style:letter-kerning="true" style:font-size-asian="8pt" style:font-name-complex="Lohit Hindi" style:font-size-complex="8pt"/>
    </style:style>
    <style:style style:name="P5" style:family="paragraph">
      <style:paragraph-properties fo:text-align="center"/>
    </style:style>
    <style:style style:name="T1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2" style:family="text">
      <style:text-properties fo:color="#ff00ff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letter-kerning="true" style:font-size-asian="8pt" style:font-size-complex="8pt"/>
    </style:style>
    <style:style style:name="T4" style:family="text">
      <style:text-properties fo:color="#ff0000" style:font-name="Arial" fo:font-size="8pt" style:letter-kerning="true" style:font-size-asian="8pt" style:font-name-complex="Lohit Hindi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0.4cm" svg:x="15.2cm" svg:y="13.2cm">
          <text:p text:style-name="P1"><text:span text:style-name="T1"><text:s text:c="4"/></text:span><text:span text:style-name="T1">.urb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1" draw:id="id41" draw:layer="layout" svg:width="3.492cm" svg:height="0.4cm" svg:x="15.2cm" svg:y="10.798cm">
          <text:p text:style-name="P1"><text:span text:style-name="T1"><text:s text:c="6"/></text:span><text:span text:style-name="T1">.*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7" draw:id="id67" draw:layer="layout" svg:width="3.492cm" svg:height="0.4cm" svg:x="15.2cm" svg:y="10.397cm">
          <text:p text:style-name="P1"><text:span text:style-name="T1"><text:s text:c="6"/></text:span><text:span text:style-name="T1">.*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492cm" svg:height="0.4cm" svg:x="15.2cm" svg:y="11.597cm">
          <text:p text:style-name="P1"><text:span text:style-name="T1"><text:s text:c="2"/></text:span><text:span text:style-name="T1">.*children[3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492cm" svg:height="0.4cm" svg:x="15.2cm" svg:y="11.993cm">
          <text:p text:style-name="P3"><text:span text:style-name="T1"><text:s text:c="2"/></text:span><text:span text:style-name="T1">.descriptor(</text:span><text:span text:style-name="T1">实体</text:span><text:span text:style-name="T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492cm" svg:height="0.4cm" svg:x="15.2cm" svg:y="12.398cm">
          <text:p text:style-name="P1"><text:span text:style-name="T1"><text:s text:c="4"/></text:span><text:span text:style-name="T1">.bDevice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492cm" svg:height="0.4cm" svg:x="15.2cm" svg:y="12.799cm">
          <text:p text:style-name="P1"><text:span text:style-name="T1"><text:s text:c="2"/></text:span><text:span text:style-name="T1">.ep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63" draw:id="id63" draw:layer="layout" svg:width="3.499cm" svg:height="0.4cm" svg:x="15.201cm" svg:y="11.198cm">
          <text:p text:style-name="P1"><text:span text:style-name="T1"><text:s text:c="2"/></text:span><text:span text:style-name="T1">.*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3.492cm" svg:height="0.4cm" svg:x="15.2cm" svg:y="9.996cm">
          <text:p text:style-name="P1"><text:span text:style-name="T1"><text:s text:c="4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36" draw:id="id36" draw:layer="layout" svg:width="3.492cm" svg:height="0.4cm" svg:x="15.2cm" svg:y="5.593cm">
          <text:p text:style-name="P1"><text:span text:style-name="T1">struct <text:s/>usb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54" draw:id="id54" draw:layer="layout" svg:width="3.492cm" svg:height="0.4cm" svg:x="15.2cm" svg:y="6.792cm">
          <text:p text:style-name="P1"><text:span text:style-name="T1"><text:s text:c="2"/></text:span><text:span text:style-name="T1">.dev(</text:span><text:span text:style-name="T1">实体</text:span><text:span text:style-name="T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43" draw:id="id43" draw:layer="layout" svg:width="3.492cm" svg:height="0.4cm" svg:x="15.2cm" svg:y="5.993cm">
          <text:p text:style-name="P1"><text:span text:style-name="T1"><text:s text:c="2"/></text:span><text:span text:style-name="T1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7" draw:id="id47" draw:layer="layout" svg:width="3.492cm" svg:height="0.4cm" svg:x="15.2cm" svg:y="8.393cm">
          <text:p text:style-name="P1"><text:span text:style-name="T1"><text:s text:c="4"/></text:span><text:span text:style-name="T1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37" draw:id="id37" draw:layer="layout" svg:width="3.492cm" svg:height="0.4cm" svg:x="15.2cm" svg:y="8.794cm">
          <text:p text:style-name="P1"><text:span text:style-name="T1"><text:s text:c="4"/></text:span><text:span text:style-name="T1">.*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39" draw:id="id39" draw:layer="layout" svg:width="3.492cm" svg:height="0.4cm" svg:x="15.2cm" svg:y="9.194cm">
          <text:p text:style-name="P1"><text:span text:style-name="T1"><text:s text:c="4"/></text:span><text:span text:style-name="T1">.**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3.492cm" svg:height="0.4cm" svg:x="15.2cm" svg:y="9.595cm">
          <text:p text:style-name="P1"><text:span text:style-name="T1"><text:s text:c="4"/></text:span><text:span text:style-name="T1">.dma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46" draw:id="id46" draw:layer="layout" svg:width="3.492cm" svg:height="0.4cm" svg:x="15.2cm" svg:y="6.394cm">
          <text:p text:style-name="P1"><text:span text:style-name="T1"><text:s text:c="2"/></text:span><text:span text:style-name="T1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44" draw:id="id44" draw:layer="layout" svg:width="3.492cm" svg:height="0.4cm" svg:x="15.2cm" svg:y="7.993cm">
          <text:p text:style-name="P1"><text:span text:style-name="T1"><text:s text:c="4"/></text:span><text:span text:style-name="T1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56" draw:id="id56" draw:layer="layout" svg:width="3.492cm" svg:height="0.4cm" svg:x="15.2cm" svg:y="5.194cm">
          <text:p text:style-name="P1"><text:span text:style-name="T1">u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48" draw:id="id48" draw:layer="layout" svg:width="3.492cm" svg:height="0.4cm" svg:x="15.2cm" svg:y="7.597cm">
          <text:p text:style-name="P1"><text:span text:style-name="T1"><text:s text:c="4"/></text:span><text:span text:style-name="T1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57" draw:id="id57" draw:layer="layout" svg:width="3.492cm" svg:height="0.4cm" svg:x="15.201cm" svg:y="7.198cm">
          <text:p text:style-name="P1"><text:span text:style-name="T1"><text:s text:c="4"/></text:span><text:span text:style-name="T1">.*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3.302cm" svg:height="0.4cm" svg:x="10.268cm" svg:y="5.598cm">
          <text:p text:style-name="P1"><text:span text:style-name="T1"><text:s text:c="2"/></text:span><text:span text:style-name="T1">.drivers_auto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3.492cm" svg:height="0.4cm" svg:x="0.907cm" svg:y="0.899cm">
          <text:p text:style-name="P1"><text:span text:style-name="T1">struct usb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1" draw:id="id1" draw:layer="layout" svg:width="3.492cm" svg:height="0.4cm" svg:x="0.907cm" svg:y="1.299cm">
          <text:p text:style-name="P1"><text:span text:style-name="T1"><text:s text:c="2"/></text:span><text:span text:style-name="T1">.name=”usbhid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492cm" svg:height="0.4cm" svg:x="0.907cm" svg:y="2.1cm">
          <text:p text:style-name="P1"><text:span text:style-name="T1"><text:s text:c="2"/></text:span><text:span text:style-name="T1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492cm" svg:height="0.4cm" svg:x="0.907cm" svg:y="0.5cm">
          <text:p text:style-name="P1"><text:span text:style-name="T2">hid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3.492cm" svg:height="0.4cm" svg:x="0.907cm" svg:y="2.5cm">
          <text:p text:style-name="P1"><text:span text:style-name="T1"><text:s text:c="2"/></text:span><text:span text:style-name="T1">.dis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" draw:layer="layout" svg:width="3.492cm" svg:height="0.4cm" svg:x="0.907cm" svg:y="1.699cm">
          <text:p text:style-name="P1"><text:span text:style-name="T1"><text:s text:c="2"/></text:span><text:span text:style-name="T1">.id_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" draw:layer="layout" svg:width="3.492cm" svg:height="0.4cm" svg:x="0.907cm" svg:y="2.9cm">
          <text:p text:style-name="P1"><text:span text:style-name="T1"><text:s text:c="2"/></text:span><text:span text:style-name="T1">.drvwr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" draw:layer="layout" svg:width="3.492cm" svg:height="0.4cm" svg:x="0.907cm" svg:y="3.301cm">
          <text:p text:style-name="P1"><text:span text:style-name="T1"><text:s text:c="4"/></text:span><text:span text:style-name="T1">.for_devices =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xml:id="id6" draw:id="id6" draw:layer="layout" svg:width="3.492cm" svg:height="0.4cm" svg:x="0.907cm" svg:y="3.702cm">
          <text:p text:style-name="P1"><text:span text:style-name="T1"><text:s text:c="4"/></text:span><text:span text:style-name="T1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2" draw:id="id2" draw:layer="layout" svg:width="3.492cm" svg:height="0.4cm" svg:x="0.907cm" svg:y="4.103cm">
          <text:p text:style-name="P1"><text:span text:style-name="T1"><text:s text:c="6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3" draw:id="id3" draw:layer="layout" svg:width="3.492cm" svg:height="0.4cm" svg:x="0.907cm" svg:y="4.503cm">
          <text:p text:style-name="P1"><text:span text:style-name="T1"><text:s text:c="6"/></text:span><text:span text:style-name="T1">.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3.492cm" svg:height="0.4cm" svg:x="0.907cm" svg:y="4.904cm">
          <text:p text:style-name="P1"><text:span text:style-name="T1"><text:s text:c="6"/></text:span><text:span text:style-name="T1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" draw:layer="layout" svg:width="3.492cm" svg:height="0.4cm" svg:x="0.907cm" svg:y="5.304cm">
          <text:p text:style-name="P1"><text:span text:style-name="T1"><text:s text:c="6"/></text:span><text:span text:style-name="T1">.remo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5" draw:layer="layout" draw:type="curve" svg:x1="0.907cm" svg:y1="1.499cm" svg:x2="0.907cm" svg:y2="4.303cm" draw:start-shape="id1" draw:start-glue-point="3" draw:end-shape="id2" draw:end-glue-point="3" svg:d="M907 1499c-751 0-751 2804 0 2804" svg:viewBox="0 0 564 2805">
          <text:p/>
        </draw:connector>
        <draw:custom-shape draw:style-name="gr37" draw:text-style-name="P2" draw:layer="layout" svg:width="3.302cm" svg:height="0.4cm" svg:x="6.007cm" svg:y="4.895cm">
          <text:p text:style-name="P1"><text:span text:style-name="T1">struct bus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draw:layer="layout" svg:width="3.302cm" svg:height="0.4cm" svg:x="6.007cm" svg:y="5.295cm">
          <text:p text:style-name="P1"><text:span text:style-name="T1"><text:s text:c="2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302cm" svg:height="0.4cm" svg:x="6.007cm" svg:y="5.696cm">
          <text:p text:style-name="P1"><text:span text:style-name="T1"><text:s text:c="2"/></text:span><text:span text:style-name="T1">.ma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" xml:id="id4" draw:id="id4" draw:layer="layout" svg:width="3.302cm" svg:height="0.4cm" svg:x="6.007cm" svg:y="4.496cm">
          <text:p text:style-name="P1"><text:span text:style-name="T2">usb_bus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" draw:layer="layout" svg:width="3.302cm" svg:height="0.4cm" svg:x="6.007cm" svg:y="6.096cm">
          <text:p text:style-name="P1"><text:span text:style-name="T1"><text:s text:c="2"/></text:span><text:span text:style-name="T1">.u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" draw:layer="layout" draw:type="curve" draw:line-skew="0.155cm" svg:x1="4.399cm" svg:y1="4.703cm" svg:x2="6.007cm" svg:y2="4.696cm" draw:start-shape="id3" draw:start-glue-point="1" draw:end-shape="id4" svg:d="M4399 4703c1440 0 636-7 1608-7" svg:viewBox="0 0 1609 8">
          <text:p/>
        </draw:connector>
        <draw:custom-shape draw:style-name="gr42" draw:text-style-name="P2" xml:id="id8" draw:id="id8" draw:layer="layout" svg:width="3.302cm" svg:height="0.4cm" svg:x="6.007cm" svg:y="0.494cm">
          <text:p text:style-name="P1"><text:span text:style-name="T1">struct driver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3.302cm" svg:height="0.4cm" svg:x="6.007cm" svg:y="0.894cm">
          <text:p text:style-name="P1"><text:span text:style-name="T1"><text:s text:c="2"/></text:span><text:span text:style-name="T1">.klist_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xml:id="id5" draw:id="id5" draw:layer="layout" svg:width="3.302cm" svg:height="0.4cm" svg:x="6.007cm" svg:y="1.295cm">
          <text:p text:style-name="P1"><text:span text:style-name="T1"><text:s text:c="2"/></text:span><text:span text:style-name="T1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3.302cm" svg:height="0.4cm" svg:x="6.007cm" svg:y="1.695cm">
          <text:p text:style-name="P1"><text:span text:style-name="T1"><text:s text:c="2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" draw:layer="layout" draw:type="curve" draw:line-skew="-0.246cm" svg:x1="6.007cm" svg:y1="1.495cm" svg:x2="4.399cm" svg:y2="3.902cm" draw:start-shape="id5" draw:end-shape="id6" draw:end-glue-point="1" svg:d="M6007 1495c-1573 0-770 2407-1608 2407" svg:viewBox="0 0 1609 2408">
          <text:p/>
        </draw:connector>
        <draw:custom-shape draw:style-name="gr45" draw:text-style-name="P2" xml:id="id7" draw:id="id7" draw:layer="layout" svg:width="3.493cm" svg:height="0.4cm" svg:x="0.907cm" svg:y="5.705cm">
          <text:p text:style-name="P1"><text:span text:style-name="T1"><text:s text:c="6"/></text:span><text:span text:style-name="T1">.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" draw:layer="layout" draw:type="curve" svg:x1="4.4cm" svg:y1="5.905cm" svg:x2="6.007cm" svg:y2="0.694cm" draw:start-shape="id7" draw:start-glue-point="1" draw:end-shape="id8" draw:end-glue-point="3" svg:d="M4400 5905c1206 0 403-5211 1607-5211" svg:viewBox="0 0 1608 5212">
          <text:p/>
        </draw:connector>
        <draw:custom-shape draw:style-name="gr47" draw:text-style-name="P2" xml:id="id19" draw:id="id19" draw:layer="layout" svg:width="3.302cm" svg:height="0.4cm" svg:x="6.007cm" svg:y="2.096cm">
          <text:p text:style-name="P1"><text:span text:style-name="T1"><text:s text:c="4"/></text:span><text:span text:style-name="T1">.*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" draw:layer="layout" svg:width="3.302cm" svg:height="0.4cm" svg:x="6.007cm" svg:y="6.495cm">
          <text:p text:style-name="P1"><text:span text:style-name="T1"><text:s text:c="2"/></text:span><text:span text:style-name="T1">.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" draw:layer="layout" svg:width="3.302cm" svg:height="0.4cm" svg:x="6.007cm" svg:y="6.896cm">
          <text:p text:style-name="P1"><text:span text:style-name="T1"><text:s text:c="4"/></text:span><text:span text:style-name="T1">.drivers_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xml:id="id11" draw:id="id11" draw:layer="layout" svg:width="3.302cm" svg:height="0.4cm" svg:x="6.007cm" svg:y="6.496cm">
          <text:p text:style-name="P1"><text:span text:style-name="T1"><text:s text:c="2"/></text:span><text:span text:style-name="T1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" xml:id="id9" draw:id="id9" draw:layer="layout" svg:width="3.302cm" svg:height="0.4cm" svg:x="6.007cm" svg:y="2.497cm">
          <text:p text:style-name="P1"><text:span text:style-name="T1"><text:s text:c="4"/></text:span><text:span text:style-name="T1">.*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" draw:layer="layout" svg:width="3.302cm" svg:height="0.4cm" svg:x="10.368cm" svg:y="0.895cm">
          <text:p text:style-name="P1"><text:span text:style-name="T1">struct kobj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3.302cm" svg:height="0.4cm" svg:x="10.368cm" svg:y="1.295cm">
          <text:p text:style-name="P1"><text:span text:style-name="T1"><text:s text:c="2"/></text:span><text:span text:style-name="T1">.sysfs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302cm" svg:height="0.4cm" svg:x="10.369cm" svg:y="1.696cm">
          <text:p text:style-name="P1"><text:span text:style-name="T1"><text:s text:c="2"/></text:span><text:span text:style-name="T1">.rele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xml:id="id10" draw:id="id10" draw:layer="layout" svg:width="3.302cm" svg:height="0.4cm" svg:x="10.368cm" svg:y="0.495cm">
          <text:p text:style-name="P1"><text:span text:style-name="T2">driver_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" draw:layer="layout" draw:type="curve" svg:x1="9.309cm" svg:y1="2.697cm" svg:x2="10.368cm" svg:y2="0.695cm" draw:start-shape="id9" draw:start-glue-point="1" draw:end-shape="id10" draw:end-glue-point="3" svg:d="M9309 2697c795 0 266-2002 1059-2002" svg:viewBox="0 0 1060 2003">
          <text:p/>
        </draw:connector>
        <draw:custom-shape draw:style-name="gr55" draw:text-style-name="P2" draw:layer="layout" svg:width="3.492cm" svg:height="0.4cm" svg:x="10.4cm" svg:y="19.299cm">
          <text:p text:style-name="P1"><text:span text:style-name="T1">struct hid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3.492cm" svg:height="0.4cm" svg:x="10.4cm" svg:y="19.699cm">
          <text:p text:style-name="P1"><text:span text:style-name="T1"><text:s text:c="2"/></text:span><text:span text:style-name="T1">.name=”generic-usb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xml:id="id77" draw:id="id77" draw:layer="layout" svg:width="3.492cm" svg:height="0.4cm" svg:x="10.4cm" svg:y="18.9cm">
          <text:p text:style-name="P1"><text:span text:style-name="T2">hid_usb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draw:layer="layout" svg:width="3.492cm" svg:height="0.4cm" svg:x="10.4cm" svg:y="20.099cm">
          <text:p text:style-name="P1"><text:span text:style-name="T1"><text:s text:c="2"/></text:span><text:span text:style-name="T1">.id_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" xml:id="id12" draw:id="id12" draw:layer="layout" svg:width="3.302cm" svg:height="0.4cm" svg:x="10.266cm" svg:y="4.396cm">
          <text:p text:style-name="P1"><text:span text:style-name="T1">struct subsys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xml:id="id17" draw:id="id17" draw:layer="layout" svg:width="3.302cm" svg:height="0.4cm" svg:x="10.266cm" svg:y="4.796cm">
          <text:p text:style-name="P1"><text:span text:style-name="T1"><text:s text:c="2"/></text:span><text:span text:style-name="T1">.*drivers_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" draw:layer="layout" draw:type="curve" svg:x1="9.309cm" svg:y1="6.696cm" svg:x2="10.266cm" svg:y2="4.596cm" draw:start-shape="id11" draw:start-glue-point="1" draw:end-shape="id12" draw:end-glue-point="3" svg:d="M9309 6696c753 0 502-1049 479-1049s-273-1051 478-1051" svg:viewBox="0 0 958 2101">
          <text:p/>
        </draw:connector>
        <draw:custom-shape draw:style-name="gr61" draw:text-style-name="P2" draw:layer="layout" svg:width="3.302cm" svg:height="0.4cm" svg:x="10.267cm" svg:y="5.997cm">
          <text:p text:style-name="P1"><text:span text:style-name="T3">bus_register</text:span><text:span text:style-name="T3">时添加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" xml:id="id15" draw:id="id15" draw:layer="layout" svg:width="3.302cm" svg:height="0.4cm" svg:x="6.007cm" svg:y="2.898cm">
          <text:p text:style-name="P1"><text:span text:style-name="T1"><text:s text:c="4"/></text:span><text:span text:style-name="T1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13" draw:id="id13" draw:layer="layout" svg:width="3.302cm" svg:height="0.4cm" svg:x="6.007cm" svg:y="3.299cm">
          <text:p text:style-name="P1"><text:span text:style-name="T1"><text:s text:c="4"/></text:span><text:span text:style-name="T1">.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xml:id="id18" draw:id="id18" draw:layer="layout" svg:width="3.302cm" svg:height="0.4cm" svg:x="10.397cm" svg:y="2.5cm">
          <text:p text:style-name="P1"><text:span text:style-name="T1">struct 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2" xml:id="id16" draw:id="id16" draw:layer="layout" svg:width="3.302cm" svg:height="0.4cm" svg:x="10.397cm" svg:y="2.9cm">
          <text:p text:style-name="P1"><text:span text:style-name="T1"><text:s text:c="2"/></text:span><text:span text:style-name="T1">.kobj(</text:span><text:span text:style-name="T1">实体</text:span><text:span text:style-name="T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2" xml:id="id14" draw:id="id14" draw:layer="layout" svg:width="3.302cm" svg:height="0.4cm" svg:x="10.398cm" svg:y="3.301cm">
          <text:p text:style-name="P1"><text:span text:style-name="T1"><text:s text:c="2"/></text:span><text:span text:style-name="T1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" draw:layer="layout" draw:type="curve" svg:x1="9.309cm" svg:y1="3.499cm" svg:x2="10.398cm" svg:y2="3.501cm" draw:start-shape="id13" draw:start-glue-point="1" draw:end-shape="id14" svg:d="M9309 3499c817 0 273 2 1089 2" svg:viewBox="0 0 1090 3">
          <text:p/>
        </draw:connector>
        <draw:connector draw:style-name="gr41" draw:text-style-name="P5" draw:layer="layout" draw:type="curve" svg:x1="9.309cm" svg:y1="3.098cm" svg:x2="10.397cm" svg:y2="3.1cm" draw:start-shape="id15" draw:start-glue-point="1" draw:end-shape="id16" draw:end-glue-point="3" svg:d="M9309 3098c817 0 274 2 1088 2" svg:viewBox="0 0 1089 3">
          <text:p/>
        </draw:connector>
        <draw:connector draw:style-name="gr41" draw:text-style-name="P5" draw:layer="layout" draw:type="curve" svg:x1="13.568cm" svg:y1="4.996cm" svg:x2="13.699cm" svg:y2="2.7cm" draw:start-shape="id17" draw:start-glue-point="1" draw:end-shape="id18" svg:d="M13568 4996c949 0 884-2296 131-2296" svg:viewBox="0 0 705 2297">
          <text:p/>
        </draw:connector>
        <draw:custom-shape draw:style-name="gr67" draw:text-style-name="P2" draw:layer="layout" svg:width="3.493cm" svg:height="0.4cm" svg:x="0.907cm" svg:y="6.106cm">
          <text:p text:style-name="P1"><text:span text:style-name="T1"><text:s text:c="6"/></text:span><text:span text:style-name="T1">.**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5" draw:layer="layout" draw:type="curve" svg:x1="9.309cm" svg:y1="2.296cm" svg:x2="10.397cm" svg:y2="2.7cm" draw:start-shape="id19" draw:start-glue-point="1" draw:end-shape="id18" draw:end-glue-point="3" svg:d="M9309 2296c817 0 274 404 1088 404" svg:viewBox="0 0 1089 405">
          <text:p/>
        </draw:connector>
        <draw:custom-shape draw:style-name="gr68" draw:text-style-name="P2" draw:layer="layout" svg:width="3.492cm" svg:height="0.4cm" svg:x="15.6cm" svg:y="0.994cm">
          <text:p text:style-name="P1"><text:span text:style-name="T1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" xml:id="id20" draw:id="id20" draw:layer="layout" svg:width="3.492cm" svg:height="0.4cm" svg:x="15.6cm" svg:y="1.394cm">
          <text:p text:style-name="P1"><text:span text:style-name="T1"><text:s text:c="2"/></text:span><text:span text:style-name="T1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" draw:layer="layout" svg:width="3.492cm" svg:height="0.4cm" svg:x="15.601cm" svg:y="0.595cm">
          <text:p text:style-name="P1"><text:span text:style-name="T2">hub_even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" draw:layer="layout" svg:width="3.492cm" svg:height="0.4cm" svg:x="19.7cm" svg:y="2.895cm">
          <text:p text:style-name="P1"><text:span text:style-name="T1">struct <text:s/>usb_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" xml:id="id21" draw:id="id21" draw:layer="layout" svg:width="3.492cm" svg:height="0.4cm" svg:x="19.7cm" svg:y="3.298cm">
          <text:p text:style-name="P1"><text:span text:style-name="T1"><text:s text:c="2"/></text:span><text:span text:style-name="T1">.even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9.092cm" svg:y1="1.594cm" svg:x2="19.7cm" svg:y2="3.498cm" draw:start-shape="id20" draw:start-glue-point="1" draw:end-shape="id21" draw:end-glue-point="3" svg:d="M19092 1594c753 0 503 953 305 953-197 0-448 951 303 951" svg:viewBox="0 0 609 1905">
          <text:p/>
        </draw:connector>
        <draw:custom-shape draw:style-name="gr74" draw:text-style-name="P2" draw:layer="layout" svg:width="3.311cm" svg:height="0.4cm" svg:x="24.4cm" svg:y="2.497cm">
          <text:p text:style-name="P1"><text:span text:style-name="T1">struct <text:s/>usb_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" xml:id="id22" draw:id="id22" draw:layer="layout" svg:width="3.311cm" svg:height="0.4cm" svg:x="24.4cm" svg:y="2.9cm">
          <text:p text:style-name="P1"><text:span text:style-name="T1"><text:s text:c="2"/></text:span><text:span text:style-name="T1">.even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23.192cm" svg:y1="3.498cm" svg:x2="24.4cm" svg:y2="3.1cm" draw:start-shape="id21" draw:start-glue-point="1" draw:end-shape="id22" draw:end-glue-point="3" svg:d="M23192 3498c906 0 302-398 1208-398" svg:viewBox="0 0 1209 399">
          <text:p/>
        </draw:connector>
        <draw:custom-shape draw:style-name="gr76" draw:text-style-name="P2" xml:id="id23" draw:id="id23" draw:layer="layout" svg:width="3.492cm" svg:height="0.4cm" svg:x="19.701cm" svg:y="3.699cm">
          <text:p text:style-name="P1"><text:span text:style-name="T1"><text:s text:c="2"/></text:span><text:span text:style-name="T1">.*h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2" draw:layer="layout" svg:width="3.492cm" svg:height="0.4cm" svg:x="19.801cm" svg:y="8.096cm">
          <text:p text:style-name="P1"><text:span text:style-name="T1">struct <text:s/>usb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" xml:id="id45" draw:id="id45" draw:layer="layout" svg:width="3.492cm" svg:height="0.4cm" svg:x="19.793cm" svg:y="8.895cm">
          <text:p text:style-name="P1"><text:span text:style-name="T1"><text:s text:c="2"/></text:span><text:span text:style-name="T1">.dev(</text:span><text:span text:style-name="T1">实体</text:span><text:span text:style-name="T1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2" xml:id="id35" draw:id="id35" draw:layer="layout" svg:width="3.492cm" svg:height="0.4cm" svg:x="19.802cm" svg:y="9.3cm">
          <text:p text:style-name="P1"><text:span text:style-name="T1"><text:s text:c="2"/></text:span><text:span text:style-name="T1">.*children[3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0" draw:text-style-name="P5" draw:layer="layout" draw:type="curve" draw:line-skew="0.176cm" svg:x1="19.701cm" svg:y1="3.899cm" svg:x2="19.802cm" svg:y2="7.897cm" draw:start-shape="id23" draw:start-glue-point="3" draw:end-shape="id24" draw:end-glue-point="3" svg:d="M19701 3899c-487 0-538 3998 101 3998" svg:viewBox="0 0 474 3999">
          <text:p/>
        </draw:connector>
        <draw:custom-shape draw:style-name="gr81" draw:text-style-name="P2" xml:id="id25" draw:id="id25" draw:layer="layout" svg:width="3.492cm" svg:height="0.4cm" svg:x="19.702cm" svg:y="4.1cm">
          <text:p text:style-name="P1"><text:span text:style-name="T1"><text:s text:c="2"/></text:span><text:span text:style-name="T1">.*intf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" xml:id="id26" draw:id="id26" draw:layer="layout" svg:width="3.492cm" svg:height="0.4cm" svg:x="19.702cm" svg:y="6.097cm">
          <text:p text:style-name="P1"><text:span text:style-name="T1"><text:s text:c="2"/></text:span><text:span text:style-name="T1">.struct <text:s/>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2" draw:layer="layout" svg:width="3.492cm" svg:height="0.4cm" svg:x="19.694cm" svg:y="5.696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" draw:layer="layout" svg:width="3.492cm" svg:height="0.4cm" svg:x="19.703cm" svg:y="6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draw:line-skew="0.342cm" svg:x1="19.702cm" svg:y1="4.3cm" svg:x2="19.702cm" svg:y2="6.297cm" draw:start-shape="id25" draw:start-glue-point="3" draw:end-shape="id26" draw:end-glue-point="3" svg:d="M19702 4300c-238 0-238 1997 0 1997" svg:viewBox="0 0 179 1998">
          <text:p/>
        </draw:connector>
        <draw:custom-shape draw:style-name="gr85" draw:text-style-name="P2" draw:layer="layout" svg:width="3.492cm" svg:height="0.4cm" svg:x="19.703cm" svg:y="5.298cm">
          <text:p text:style-name="P1"><text:span text:style-name="T1">struct <text:s/>usb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" draw:layer="layout" svg:width="3.492cm" svg:height="0.4cm" svg:x="19.701cm" svg:y="2.496cm">
          <text:p text:style-name="P1"><text:span text:style-name="T1">hu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" xml:id="id24" draw:id="id24" draw:layer="layout" svg:width="3.492cm" svg:height="0.4cm" svg:x="19.802cm" svg:y="7.697cm">
          <text:p text:style-name="P1"><text:span text:style-name="T1">h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" xml:id="id27" draw:id="id27" draw:layer="layout" svg:width="3.492cm" svg:height="0.4cm" svg:x="19.794cm" svg:y="8.496cm">
          <text:p text:style-name="P1"><text:span text:style-name="T1"><text:s text:c="2"/></text:span><text:span text:style-name="T1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" xml:id="id34" draw:id="id34" draw:layer="layout" svg:width="3.302cm" svg:height="0.4cm" svg:x="24.4cm" svg:y="8.7cm">
          <text:p text:style-name="P1"><text:span text:style-name="T1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" draw:layer="layout" svg:width="3.302cm" svg:height="0.4cm" svg:x="24.4cm" svg:y="9.099cm">
          <text:p text:style-name="P1"><text:span text:style-name="T1"><text:s text:c="2"/></text:span><text:span text:style-name="T1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2" xml:id="id28" draw:id="id28" draw:layer="layout" svg:width="3.302cm" svg:height="0.4cm" svg:x="24.4cm" svg:y="9.901cm">
          <text:p text:style-name="P1"><text:span text:style-name="T1"><text:s text:c="2"/></text:span><text:span text:style-name="T1">.self</text:span><text:span text:style-name="T1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2" draw:layer="layout" svg:width="3.302cm" svg:height="0.4cm" svg:x="24.4cm" svg:y="10.699cm">
          <text:p text:style-name="P1"><text:span text:style-name="T1"><text:s text:c="4"/></text:span><text:span text:style-name="T1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2" draw:layer="layout" svg:width="3.302cm" svg:height="0.4cm" svg:x="24.4cm" svg:y="11.096cm">
          <text:p text:style-name="P1"><text:span text:style-name="T1"><text:s text:c="4"/></text:span><text:span text:style-name="T1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2" xml:id="id30" draw:id="id30" draw:layer="layout" svg:width="3.302cm" svg:height="0.4cm" svg:x="24.4cm" svg:y="11.497cm">
          <text:p text:style-name="P1"><text:span text:style-name="T1"><text:s text:c="4"/></text:span><text:span text:style-name="T1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" draw:layer="layout" svg:width="3.302cm" svg:height="0.4cm" svg:x="24.4cm" svg:y="9.501cm">
          <text:p text:style-name="P1"><text:span text:style-name="T1"><text:s text:c="2"/></text:span><text:span text:style-name="T1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" draw:layer="layout" svg:width="3.302cm" svg:height="0.4cm" svg:x="24.4cm" svg:y="10.3cm">
          <text:p text:style-name="P1"><text:span text:style-name="T1"><text:s text:c="4"/></text:span><text:span text:style-name="T1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23.286cm" svg:y1="8.696cm" svg:x2="24.4cm" svg:y2="10.101cm" draw:start-shape="id27" draw:end-shape="id28" draw:end-glue-point="3" svg:d="M23286 8696c837 0 280 1405 1114 1405" svg:viewBox="0 0 1115 1406">
          <text:p/>
        </draw:connector>
        <draw:custom-shape draw:style-name="gr91" draw:text-style-name="P4" xml:id="id29" draw:id="id29" draw:layer="layout" svg:width="3.302cm" svg:height="0.4cm" svg:x="24.4cm" svg:y="12.597cm">
          <text:p text:style-name="P1"><text:span text:style-name="T2">usb_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24.4cm" svg:y1="12.797cm" svg:x2="24.4cm" svg:y2="11.697cm" draw:start-shape="id29" draw:start-glue-point="3" draw:end-shape="id30" draw:end-glue-point="3" svg:d="M24400 12797c-751 0-751-1100 0-1100" svg:viewBox="0 0 564 1101">
          <text:p/>
        </draw:connector>
        <draw:custom-shape draw:style-name="gr96" draw:text-style-name="P2" xml:id="id32" draw:id="id32" draw:layer="layout" svg:width="3.302cm" svg:height="0.4cm" svg:x="24.4cm" svg:y="5.599cm">
          <text:p text:style-name="P1"><text:span text:style-name="T1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2" draw:layer="layout" svg:width="3.302cm" svg:height="0.4cm" svg:x="24.4cm" svg:y="5.999cm">
          <text:p text:style-name="P1"><text:span text:style-name="T1"><text:s text:c="2"/></text:span><text:span text:style-name="T1">.kobj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2" xml:id="id33" draw:id="id33" draw:layer="layout" svg:width="3.302cm" svg:height="0.4cm" svg:x="24.4cm" svg:y="6.399cm">
          <text:p text:style-name="P1"><text:span text:style-name="T1"><text:s text:c="2"/></text:span><text:span text:style-name="T1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" draw:layer="layout" svg:width="3.302cm" svg:height="0.4cm" svg:x="24.4cm" svg:y="6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" draw:layer="layout" svg:width="3.302cm" svg:height="0.4cm" svg:x="24.4cm" svg:y="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2" draw:layer="layout" svg:width="3.302cm" svg:height="0.4cm" svg:x="24.4cm" svg:y="3.8cm">
          <text:p text:style-name="P1"><text:span text:style-name="T1">struct pci_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2" draw:layer="layout" svg:width="3.302cm" svg:height="0.4cm" svg:x="24.4cm" svg:y="4.2cm">
          <text:p text:style-name="P1"><text:span text:style-name="T1"><text:s text:c="2"/></text:span><text:span text:style-name="T1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2" xml:id="id31" draw:id="id31" draw:layer="layout" svg:width="3.302cm" svg:height="0.4cm" svg:x="24.4cm" svg:y="4.601cm">
          <text:p text:style-name="P1"><text:span text:style-name="T1"><text:s text:c="2"/></text:span><text:span text:style-name="T1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2" draw:layer="layout" svg:width="3.302cm" svg:height="0.4cm" svg:x="24.4cm" svg:y="7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2" draw:layer="layout" svg:width="3.302cm" svg:height="0.4cm" svg:x="24.4cm" svg:y="7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24.4cm" svg:y1="4.801cm" svg:x2="24.4cm" svg:y2="5.799cm" draw:start-shape="id31" draw:start-glue-point="3" draw:end-shape="id32" draw:end-glue-point="3" svg:d="M24400 4801c-751 0-751 998 0 998" svg:viewBox="0 0 564 999">
          <text:p/>
        </draw:connector>
        <draw:connector draw:style-name="gr73" draw:text-style-name="P5" draw:layer="layout" draw:type="curve" svg:x1="24.4cm" svg:y1="6.599cm" svg:x2="24.4cm" svg:y2="8.9cm" draw:start-shape="id33" draw:start-glue-point="3" draw:end-shape="id34" draw:end-glue-point="3" svg:d="M24400 6599c-751 0-751 2301 0 2301" svg:viewBox="0 0 564 2302">
          <text:p/>
        </draw:connector>
        <draw:connector draw:style-name="gr73" draw:text-style-name="P5" draw:layer="layout" draw:type="curve" svg:x1="19.802cm" svg:y1="9.5cm" svg:x2="18.692cm" svg:y2="5.793cm" draw:start-shape="id35" draw:start-glue-point="3" draw:end-shape="id36" svg:d="M19802 9500c-831 0-276-3707-1110-3707" svg:viewBox="0 0 1111 3708">
          <text:p/>
        </draw:connector>
        <draw:custom-shape draw:style-name="gr104" draw:text-style-name="P2" draw:layer="layout" svg:width="3.492cm" svg:height="0.4cm" svg:x="19.8cm" svg:y="10.999cm">
          <text:p text:style-name="P1"><text:span text:style-name="T1">struct devic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2" draw:layer="layout" svg:width="3.492cm" svg:height="0.4cm" svg:x="19.8cm" svg:y="11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4" xml:id="id38" draw:id="id38" draw:layer="layout" svg:width="3.492cm" svg:height="0.4cm" svg:x="19.801cm" svg:y="10.6cm">
          <text:p text:style-name="P1"><text:span text:style-name="T2">usb_devic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8.692cm" svg:y1="8.994cm" svg:x2="19.801cm" svg:y2="10.8cm" draw:start-shape="id37" draw:start-glue-point="1" draw:end-shape="id38" draw:end-glue-point="3" svg:d="M18692 8994c832 0 278 1806 1109 1806" svg:viewBox="0 0 1110 1807">
          <text:p/>
        </draw:connector>
        <draw:custom-shape draw:style-name="gr107" draw:text-style-name="P2" draw:layer="layout" svg:width="3.492cm" svg:height="0.4cm" svg:x="19.607cm" svg:y="13.999cm">
          <text:p text:style-name="P1"><text:span text:style-name="T1">struct attribute_group 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4" draw:layer="layout" svg:width="3.492cm" svg:height="0.4cm" svg:x="19.606cm" svg:y="14.398cm">
          <text:p text:style-name="P3"><text:span text:style-name="T2"><text:s text:c="2"/></text:span><text:span text:style-name="T2">.&amp;dev_attr_gr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4" xml:id="id40" draw:id="id40" draw:layer="layout" svg:width="3.492cm" svg:height="0.4cm" svg:x="19.608cm" svg:y="13.6cm">
          <text:p text:style-name="P1"><text:span text:style-name="T2">usb_device_group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" draw:layer="layout" svg:width="3.492cm" svg:height="0.4cm" svg:x="19.607cm" svg:y="14.799cm">
          <text:p text:style-name="P1"><text:span text:style-name="T2"><text:s text:c="2"/></text:span><text:span text:style-name="T2">.&amp;dev_string_attr_gr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8.692cm" svg:y1="9.394cm" svg:x2="19.608cm" svg:y2="13.8cm" draw:start-shape="id39" draw:start-glue-point="1" draw:end-shape="id40" draw:end-glue-point="3" svg:d="M18692 9394c753 0 503 2204 459 2204-43 0-294 2202 457 2202" svg:viewBox="0 0 917 4407">
          <text:p/>
        </draw:connector>
        <draw:custom-shape draw:style-name="gr111" draw:text-style-name="P2" draw:layer="layout" svg:width="3.492cm" svg:height="0.4cm" svg:x="24.1cm" svg:y="14cm">
          <text:p text:style-name="P1"><text:span text:style-name="T1">struct 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2" draw:layer="layout" svg:width="3.492cm" svg:height="0.4cm" svg:x="24.1cm" svg:y="1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4" xml:id="id68" draw:id="id68" draw:layer="layout" svg:width="3.492cm" svg:height="0.4cm" svg:x="24.101cm" svg:y="13.601cm">
          <text:p text:style-name="P1"><text:span text:style-name="T2">devices_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2" draw:layer="layout" svg:width="3.314cm" svg:height="0.4cm" svg:x="19.886cm" svg:y="12.5cm">
          <text:p text:style-name="P1"><text:span text:style-name="T1">struct kobj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" draw:layer="layout" svg:width="3.314cm" svg:height="0.4cm" svg:x="19.886cm" svg:y="12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" xml:id="id42" draw:id="id42" draw:layer="layout" svg:width="3.314cm" svg:height="0.4cm" svg:x="19.886cm" svg:y="12.101cm">
          <text:p text:style-name="P1"><text:span text:style-name="T2">device_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8.692cm" svg:y1="10.998cm" svg:x2="19.886cm" svg:y2="12.301cm" draw:start-shape="id41" draw:start-glue-point="1" draw:end-shape="id42" draw:end-glue-point="3" svg:d="M18692 10998c897 0 300 1303 1194 1303" svg:viewBox="0 0 1195 1304">
          <text:p/>
        </draw:connector>
        <draw:line draw:style-name="gr117" draw:text-style-name="P5" draw:layer="layout" svg:x1="15.4cm" svg:y1="4.9cm" svg:x2="15.4cm" svg:y2="14.1cm">
          <text:p/>
        </draw:line>
        <draw:connector draw:style-name="gr73" draw:text-style-name="P5" draw:layer="layout" draw:type="curve" svg:x1="18.692cm" svg:y1="6.193cm" svg:x2="24.4cm" svg:y2="10.101cm" draw:start-shape="id43" draw:start-glue-point="1" draw:end-shape="id28" draw:end-glue-point="3" svg:d="M18692 6193c4282 0 1429 3908 5708 3908" svg:viewBox="0 0 5709 3909">
          <text:p/>
        </draw:connector>
        <draw:connector draw:style-name="gr80" draw:text-style-name="P5" draw:layer="layout" draw:type="curve" svg:x1="18.692cm" svg:y1="8.193cm" svg:x2="19.793cm" svg:y2="9.095cm" draw:start-shape="id44" draw:start-glue-point="1" draw:end-shape="id45" draw:end-glue-point="3" svg:d="M18692 8193c826 0 276 902 1101 902" svg:viewBox="0 0 1102 903">
          <text:p/>
        </draw:connector>
        <draw:connector draw:style-name="gr73" draw:text-style-name="P5" draw:layer="layout" draw:type="curve" svg:x1="18.692cm" svg:y1="6.594cm" svg:x2="19.802cm" svg:y2="7.897cm" draw:start-shape="id46" draw:start-glue-point="1" draw:end-shape="id24" draw:end-glue-point="3" svg:d="M18692 6594c834 0 279 1303 1110 1303" svg:viewBox="0 0 1111 1304">
          <text:p/>
        </draw:connector>
        <draw:custom-shape draw:style-name="gr118" draw:text-style-name="P2" xml:id="id50" draw:id="id50" draw:layer="layout" svg:width="3.302cm" svg:height="0.4cm" svg:x="10.267cm" svg:y="5.197cm">
          <text:p text:style-name="P1"><text:span text:style-name="T1"><text:s text:c="2"/></text:span><text:span text:style-name="T1">.klist_de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5.2cm" svg:y1="8.593cm" svg:x2="9.309cm" svg:y2="4.696cm" draw:start-shape="id47" draw:start-glue-point="3" draw:end-shape="id4" draw:end-glue-point="1" svg:d="M15200 8593c-4417 0-1472-3897-5891-3897" svg:viewBox="0 0 5892 3898">
          <text:p/>
        </draw:connector>
        <draw:custom-shape draw:style-name="gr119" draw:text-style-name="P2" xml:id="id49" draw:id="id49" draw:layer="layout" svg:width="3.492cm" svg:height="0.4cm" svg:x="15.2cm" svg:y="3.496cm">
          <text:p text:style-name="P1"><text:span text:style-name="T1">struct <text:s/>device_priv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" xml:id="id51" draw:id="id51" draw:layer="layout" svg:width="3.492cm" svg:height="0.4cm" svg:x="15.2cm" svg:y="3.896cm">
          <text:p text:style-name="P1"><text:span text:style-name="T1"><text:s text:c="3"/></text:span><text:span text:style-name="T1">.knode_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" draw:layer="layout" svg:width="3.492cm" svg:height="0.4cm" svg:x="15.2cm" svg:y="4.297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5.2cm" svg:y1="7.797cm" svg:x2="15.2cm" svg:y2="3.696cm" draw:start-shape="id48" draw:start-glue-point="3" draw:end-shape="id49" draw:end-glue-point="3" svg:d="M15200 7797c-751 0-751-4101 0-4101" svg:viewBox="0 0 564 4102">
          <text:p/>
        </draw:connector>
        <draw:connector draw:style-name="gr73" draw:text-style-name="P5" draw:layer="layout" draw:type="curve" svg:x1="13.569cm" svg:y1="5.397cm" svg:x2="15.2cm" svg:y2="4.096cm" draw:start-shape="id50" draw:start-glue-point="1" draw:end-shape="id51" draw:end-glue-point="3" svg:d="M13569 5397c1224 0 409-1301 1631-1301" svg:viewBox="0 0 1632 1302">
          <text:p/>
        </draw:connector>
        <draw:custom-shape draw:style-name="gr122" draw:text-style-name="P2" draw:layer="layout" svg:width="3.492cm" svg:height="0.4cm" svg:x="0.907cm" svg:y="7.495cm">
          <text:p text:style-name="P1"><text:span text:style-name="T1">struct usb_device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2" draw:layer="layout" svg:width="3.492cm" svg:height="0.4cm" svg:x="0.907cm" svg:y="7.895cm">
          <text:p text:style-name="P1"><text:span text:style-name="T1"><text:s text:c="3"/></text:span><text:span text:style-name="T1">.name=”usb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draw:layer="layout" svg:width="3.492cm" svg:height="0.4cm" svg:x="0.907cm" svg:y="7.096cm">
          <text:p text:style-name="P1"><text:span text:style-name="T2">usb_generic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2" xml:id="id55" draw:id="id55" draw:layer="layout" svg:width="3.492cm" svg:height="0.4cm" svg:x="0.907cm" svg:y="8.295cm">
          <text:p text:style-name="P1"><text:span text:style-name="T1"><text:s text:c="3"/></text:span><text:span text:style-name="T1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2" draw:layer="layout" svg:width="3.492cm" svg:height="0.4cm" svg:x="0.907cm" svg:y="8.696cm">
          <text:p text:style-name="P1"><text:span text:style-name="T1"><text:s text:c="3"/></text:span><text:span text:style-name="T1">.usbdrv_wr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2" draw:layer="layout" svg:width="3.492cm" svg:height="0.4cm" svg:x="0.907cm" svg:y="9.096cm">
          <text:p text:style-name="P1"><text:span text:style-name="T1"><text:s text:c="6"/></text:span><text:span text:style-name="T1">.for_devices=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2" xml:id="id58" draw:id="id58" draw:layer="layout" svg:width="3.492cm" svg:height="0.4cm" svg:x="0.907cm" svg:y="9.496cm">
          <text:p text:style-name="P1"><text:span text:style-name="T1"><text:s text:c="6"/></text:span><text:span text:style-name="T1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" draw:layer="layout" svg:width="3.492cm" svg:height="0.4cm" svg:x="0.907cm" svg:y="9.897cm">
          <text:p text:style-name="P1"><text:span text:style-name="T1"><text:s text:c="8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2" xml:id="id52" draw:id="id52" draw:layer="layout" svg:width="3.492cm" svg:height="0.4cm" svg:x="0.907cm" svg:y="10.297cm">
          <text:p text:style-name="P1"><text:span text:style-name="T1"><text:s text:c="8"/></text:span><text:span text:style-name="T1">.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" xml:id="id53" draw:id="id53" draw:layer="layout" svg:width="3.492cm" svg:height="0.4cm" svg:x="0.907cm" svg:y="10.698cm">
          <text:p text:style-name="P1"><text:span text:style-name="T1"><text:s text:c="8"/></text:span><text:span text:style-name="T1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2" draw:layer="layout" svg:width="3.492cm" svg:height="0.4cm" svg:x="0.907cm" svg:y="11.098cm">
          <text:p text:style-name="P1"><text:span text:style-name="T1"><text:s text:c="8"/></text:span><text:span text:style-name="T1">.remo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2" draw:layer="layout" svg:width="3.493cm" svg:height="0.4cm" svg:x="0.907cm" svg:y="11.499cm">
          <text:p text:style-name="P1"><text:span text:style-name="T1"><text:s text:c="8"/></text:span><text:span text:style-name="T1">.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2" draw:layer="layout" svg:width="3.493cm" svg:height="0.4cm" svg:x="0.907cm" svg:y="11.9cm">
          <text:p text:style-name="P1"><text:span text:style-name="T1"><text:s text:c="8"/></text:span><text:span text:style-name="T1">.**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4.399cm" svg:y1="10.497cm" svg:x2="6.007cm" svg:y2="4.696cm" draw:start-shape="id52" draw:start-glue-point="1" draw:end-shape="id4" draw:end-glue-point="3" svg:d="M4399 10497c1207 0 404-5801 1608-5801" svg:viewBox="0 0 1609 5802">
          <text:p/>
        </draw:connector>
        <draw:connector draw:style-name="gr80" draw:text-style-name="P5" draw:layer="layout" draw:type="curve" svg:x1="4.399cm" svg:y1="10.898cm" svg:x2="15.2cm" svg:y2="6.992cm" draw:start-shape="id53" draw:start-glue-point="1" draw:end-shape="id54" draw:end-glue-point="3" svg:d="M4399 10898c8101 0 2701-3906 10801-3906" svg:viewBox="0 0 10802 3907">
          <text:p/>
        </draw:connector>
        <draw:connector draw:style-name="gr80" draw:text-style-name="P5" draw:layer="layout" draw:type="curve" svg:x1="4.399cm" svg:y1="8.495cm" svg:x2="15.2cm" svg:y2="5.394cm" draw:start-shape="id55" draw:start-glue-point="1" draw:end-shape="id56" draw:end-glue-point="3" svg:d="M4399 8495c8101 0 2701-3101 10801-3101" svg:viewBox="0 0 10802 3102">
          <text:p/>
        </draw:connector>
        <draw:connector draw:style-name="gr73" draw:text-style-name="P5" draw:layer="layout" draw:type="curve" svg:x1="15.201cm" svg:y1="7.398cm" svg:x2="4.399cm" svg:y2="9.696cm" draw:start-shape="id57" draw:start-glue-point="3" draw:end-shape="id58" draw:end-glue-point="1" svg:d="M15201 7398c-8100 0-2699 2298-10802 2298" svg:viewBox="0 0 10803 2299">
          <text:p/>
        </draw:connector>
        <draw:custom-shape draw:style-name="gr135" draw:text-style-name="P2" xml:id="id64" draw:id="id64" draw:layer="layout" svg:width="3.492cm" svg:height="0.4cm" svg:x="10.408cm" svg:y="10.5cm">
          <text:p text:style-name="P1"><text:span text:style-name="T1">struct usb_host_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2" draw:layer="layout" svg:width="3.492cm" svg:height="0.4cm" svg:x="10.408cm" svg:y="10.9cm">
          <text:p text:style-name="P1"><text:span text:style-name="T1"><text:s text:c="3"/></text:span><text:span text:style-name="T1">.d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" draw:layer="layout" svg:width="3.492cm" svg:height="0.4cm" svg:x="10.408cm" svg:y="11.301cm">
          <text:p text:style-name="P1"><text:span text:style-name="T1"><text:s text:c="6"/></text:span><text:span text:style-name="T1">.bLeng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2" draw:layer="layout" svg:width="0.5cm" svg:height="2.8cm" svg:x="13.9cm" svg:y="10.5cm">
          <text:p text:style-name="P1"><text:span text:style-name="T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2" draw:layer="layout" svg:width="3.492cm" svg:height="0.4cm" svg:x="10.409cm" svg:y="11.702cm">
          <text:p text:style-name="P1"><text:span text:style-name="T1"><text:s text:c="6"/></text:span><text:span text:style-name="T1">.bDescriptor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" draw:layer="layout" svg:width="3.492cm" svg:height="0.4cm" svg:x="10.41cm" svg:y="12.103cm">
          <text:p text:style-name="P1"><text:span text:style-name="T1"><text:s text:c="6"/></text:span><text:span text:style-name="T1">.bNumInterfa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" xml:id="id59" draw:id="id59" draw:layer="layout" svg:width="3.492cm" svg:height="0.4cm" svg:x="10.409cm" svg:y="12.501cm">
          <text:p text:style-name="P1"><text:span text:style-name="T1"><text:s text:c="3"/></text:span><text:span text:style-name="T1">.*interface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2" xml:id="id60" draw:id="id60" draw:layer="layout" svg:width="3.492cm" svg:height="0.4cm" svg:x="10.391cm" svg:y="14.298cm">
          <text:p text:style-name="P1"><text:span text:style-name="T1">struct usb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" draw:layer="layout" svg:width="3.492cm" svg:height="0.4cm" svg:x="10.391cm" svg:y="15.098cm">
          <text:p text:style-name="P1"><text:span text:style-name="T1"><text:s text:c="3"/></text:span><text:span text:style-name="T1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draw:line-skew="0.265cm" svg:x1="10.409cm" svg:y1="12.701cm" svg:x2="10.391cm" svg:y2="14.498cm" draw:start-shape="id59" draw:start-glue-point="3" draw:end-shape="id60" draw:end-glue-point="3" svg:d="M10409 12701c-381 0-372 1797-18 1797" svg:viewBox="0 0 286 1798">
          <text:p/>
        </draw:connector>
        <draw:custom-shape draw:style-name="gr144" draw:text-style-name="P2" xml:id="id69" draw:id="id69" draw:layer="layout" svg:width="3.492cm" svg:height="0.4cm" svg:x="10.391cm" svg:y="15.499cm">
          <text:p text:style-name="P1"><text:span text:style-name="T1"><text:s text:c="6"/></text:span><text:span text:style-name="T1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2" xml:id="id78" draw:id="id78" draw:layer="layout" svg:width="3.492cm" svg:height="0.4cm" svg:x="10.391cm" svg:y="15.899cm">
          <text:p text:style-name="P1"><text:span text:style-name="T1"><text:s text:c="6"/></text:span><text:span text:style-name="T1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2" draw:layer="layout" svg:width="3.492cm" svg:height="0.4cm" svg:x="10.391cm" svg:y="16.3cm">
          <text:p text:style-name="P1"><text:span text:style-name="T1"><text:s text:c="6"/></text:span><text:span text:style-name="T1">.*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2" xml:id="id61" draw:id="id61" draw:layer="layout" svg:width="3.492cm" svg:height="0.4cm" svg:x="10.41cm" svg:y="12.902cm">
          <text:p text:style-name="P1"><text:span text:style-name="T1"><text:s text:c="3"/></text:span><text:span text:style-name="T1">.*intf_cache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2" xml:id="id62" draw:id="id62" draw:layer="layout" svg:width="3.98cm" svg:height="0.4cm" svg:x="15.117cm" svg:y="14.9cm">
          <text:p text:style-name="P1"><text:span text:style-name="T1">struct usb_interface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" draw:layer="layout" svg:width="3.98cm" svg:height="0.4cm" svg:x="15.117cm" svg:y="15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" draw:layer="layout" svg:width="3.98cm" svg:height="0.4cm" svg:x="15.118cm" svg:y="15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" draw:layer="layout" svg:width="3.98cm" svg:height="0.4cm" svg:x="15.118cm" svg:y="16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" draw:layer="layout" svg:width="3.981cm" svg:height="0.4cm" svg:x="15.119cm" svg:y="16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3.902cm" svg:y1="13.102cm" svg:x2="15.117cm" svg:y2="15.1cm" draw:start-shape="id61" draw:start-glue-point="1" draw:end-shape="id62" svg:d="M13902 13102c912 0 305 1998 1215 1998" svg:viewBox="0 0 1216 1999">
          <text:p/>
        </draw:connector>
        <draw:connector draw:style-name="gr73" draw:text-style-name="P5" draw:layer="layout" draw:type="curve" svg:x1="15.201cm" svg:y1="11.398cm" svg:x2="12.154cm" svg:y2="10.5cm" draw:start-shape="id63" draw:start-glue-point="3" draw:end-shape="id64" draw:end-glue-point="0" svg:d="M15201 11398c-975 0-812-700-1330-1112s-1717-537-1717 214" svg:viewBox="0 0 3048 1443">
          <text:p/>
        </draw:connector>
        <draw:custom-shape draw:style-name="gr153" draw:text-style-name="P2" draw:layer="layout" svg:width="3.492cm" svg:height="0.4cm" svg:x="19.6cm" svg:y="16.099cm">
          <text:p text:style-name="P1"><text:span text:style-name="T1">struct devic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" draw:layer="layout" svg:width="3.492cm" svg:height="0.4cm" svg:x="19.6cm" svg:y="16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4" xml:id="id66" draw:id="id66" draw:layer="layout" svg:width="3.492cm" svg:height="0.4cm" svg:x="19.601cm" svg:y="15.7cm">
          <text:p text:style-name="P1"><text:span text:style-name="T2">usb_if_devic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" xml:id="id65" draw:id="id65" draw:layer="layout" svg:width="3.492cm" svg:height="0.4cm" svg:x="10.391cm" svg:y="16.701cm">
          <text:p text:style-name="P1"><text:span text:style-name="T1"><text:s text:c="6"/></text:span><text:span text:style-name="T1">.*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draw:line-skew="0.228cm" svg:x1="13.883cm" svg:y1="16.901cm" svg:x2="19.601cm" svg:y2="15.9cm" draw:start-shape="id65" draw:start-glue-point="1" draw:end-shape="id66" draw:end-glue-point="3" svg:d="M13883 16901c4632 0 1773-1001 5718-1001" svg:viewBox="0 0 5719 1002">
          <text:p/>
        </draw:connector>
        <draw:connector draw:style-name="gr73" draw:text-style-name="P5" draw:layer="layout" draw:type="curve" svg:x1="18.692cm" svg:y1="10.597cm" svg:x2="24.101cm" svg:y2="13.801cm" draw:start-shape="id67" draw:start-glue-point="1" draw:end-shape="id68" draw:end-glue-point="3" svg:d="M18692 10597c4057 0 1353 3204 5409 3204" svg:viewBox="0 0 5410 3205">
          <text:p/>
        </draw:connector>
        <draw:connector draw:style-name="gr73" draw:text-style-name="P5" draw:layer="layout" draw:type="curve" svg:x1="13.883cm" svg:y1="15.699cm" svg:x2="15.2cm" svg:y2="6.992cm" draw:start-shape="id69" draw:start-glue-point="1" draw:end-shape="id54" draw:end-glue-point="3" svg:d="M13883 15699c988 0 330-8707 1317-8707" svg:viewBox="0 0 1318 8708">
          <text:p/>
        </draw:connector>
        <draw:custom-shape draw:style-name="gr157" draw:text-style-name="P2" xml:id="id70" draw:id="id70" draw:layer="layout" svg:width="3.492cm" svg:height="0.4cm" svg:x="10.391cm" svg:y="14.699cm">
          <text:p text:style-name="P1"><text:span text:style-name="T1"><text:s text:c="3"/></text:span><text:span text:style-name="T1">.*cur_altset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" xml:id="id71" draw:id="id71" draw:layer="layout" svg:width="3.492cm" svg:height="0.4cm" svg:x="6.007cm" svg:y="15.9cm">
          <text:p text:style-name="P1"><text:span text:style-name="T1">struct usb_host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2" xml:id="id72" draw:id="id72" draw:layer="layout" svg:width="3.492cm" svg:height="0.4cm" svg:x="6.007cm" svg:y="16.301cm">
          <text:p text:style-name="P1"><text:span text:style-name="T1"><text:s text:c="3"/></text:span><text:span text:style-name="T1">.*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0.391cm" svg:y1="14.899cm" svg:x2="7.753cm" svg:y2="15.9cm" draw:start-shape="id70" draw:start-glue-point="3" draw:end-shape="id71" draw:end-glue-point="0" svg:d="M10391 14899c-1759 0-2638 333-2638 1001" svg:viewBox="0 0 2639 1002">
          <text:p/>
        </draw:connector>
        <draw:custom-shape draw:style-name="gr160" draw:text-style-name="P2" xml:id="id73" draw:id="id73" draw:layer="layout" svg:width="3.492cm" svg:height="0.4cm" svg:x="1cm" svg:y="17.599cm">
          <text:p text:style-name="P1"><text:span text:style-name="T1">struct usb_host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2" draw:layer="layout" svg:width="3.492cm" svg:height="0.4cm" svg:x="1cm" svg:y="18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6.007cm" svg:y1="16.501cm" svg:x2="2.746cm" svg:y2="17.599cm" draw:start-shape="id72" draw:start-glue-point="3" draw:end-shape="id73" draw:end-glue-point="0" svg:d="M6007 16501c-2174 0-3261 366-3261 1098" svg:viewBox="0 0 3262 1099">
          <text:p/>
        </draw:connector>
        <draw:custom-shape draw:style-name="gr162" draw:text-style-name="P2" draw:layer="layout" svg:width="0.5cm" svg:height="2cm" svg:x="4.5cm" svg:y="17.6cm">
          <text:p text:style-name="P1"><text:span text:style-name="T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2" draw:layer="layout" svg:width="3.492cm" svg:height="0.4cm" svg:x="1cm" svg:y="18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2" draw:layer="layout" svg:width="3.492cm" svg:height="0.4cm" svg:x="1cm" svg:y="18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2" draw:layer="layout" svg:width="3.492cm" svg:height="0.4cm" svg:x="1cm" svg:y="19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" xml:id="id74" draw:id="id74" draw:layer="layout" svg:width="3.492cm" svg:height="0.4cm" svg:x="10.392cm" svg:y="17.102cm">
          <text:p text:style-name="P1"><text:span text:style-name="T1"><text:s text:c="6"/></text:span><text:span text:style-name="T1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2" draw:layer="layout" svg:width="3.492cm" svg:height="0.4cm" svg:x="10.393cm" svg:y="17.503cm">
          <text:p text:style-name="P1"><text:span text:style-name="T1"><text:s text:c="9"/></text:span><text:span text:style-name="T1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2" xml:id="id75" draw:id="id75" draw:layer="layout" svg:width="3.492cm" svg:height="0.4cm" svg:x="6.007cm" svg:y="18.3cm">
          <text:p text:style-name="P1"><text:span text:style-name="T1">struct hid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2" xml:id="id76" draw:id="id76" draw:layer="layout" svg:width="3.492cm" svg:height="0.4cm" svg:x="6.007cm" svg:y="18.701cm">
          <text:p text:style-name="P1"><text:span text:style-name="T1"><text:s text:c="3"/></text:span><text:span text:style-name="T1">.ll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2" draw:layer="layout" svg:width="3.492cm" svg:height="0.4cm" svg:x="6.007cm" svg:y="19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0.392cm" svg:y1="17.302cm" svg:x2="7.753cm" svg:y2="18.3cm" draw:start-shape="id74" draw:start-glue-point="3" draw:end-shape="id75" draw:end-glue-point="0" svg:d="M10392 17302c-1760 0-2639 332-2639 998" svg:viewBox="0 0 2640 999">
          <text:p/>
        </draw:connector>
        <draw:connector draw:style-name="gr73" draw:text-style-name="P5" draw:layer="layout" draw:type="curve" svg:x1="9.499cm" svg:y1="18.901cm" svg:x2="10.4cm" svg:y2="19.1cm" draw:start-shape="id76" draw:start-glue-point="1" draw:end-shape="id77" draw:end-glue-point="3" svg:d="M9499 18901c676 0 226 199 901 199" svg:viewBox="0 0 902 200">
          <text:p/>
        </draw:connector>
        <draw:connector draw:style-name="gr73" draw:text-style-name="P5" draw:layer="layout" draw:type="curve" svg:x1="10.391cm" svg:y1="16.099cm" svg:x2="9.309cm" svg:y2="4.696cm" draw:start-shape="id78" draw:end-shape="id4" draw:end-glue-point="1" svg:d="M10391 16099c-810 0-269-11403-1082-11403" svg:viewBox="0 0 1083 11404">
          <text:p/>
        </draw:connector>
        <draw:custom-shape draw:style-name="gr171" draw:text-style-name="P5" draw:layer="layout" svg:width="13.5cm" svg:height="6.7cm" svg:x="0.6cm" svg:y="14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" draw:layer="layout" svg:width="4.1cm" svg:height="12.3cm" svg:x="0.6cm" svg:y="0.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" draw:layer="layout" svg:width="8.2cm" svg:height="3.5cm" svg:x="5.7cm" svg:y="4.1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5" draw:layer="layout" svg:width="13.3cm" svg:height="3.5cm" svg:x="0.6cm" svg:y="0.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73" draw:text-style-name="P2" draw:layer="layout" svg:width="13.197cm" svg:height="8.912cm" svg:x="0.6cm" svg:y="0.012cm">
          <text:p text:style-name="P1"><text:span text:style-name="T1">调用关系：</text:span></text:p>
          <text:p text:style-name="P1"><text:span text:style-name="T1">hid_init(void)</text:span></text:p>
          <text:p text:style-name="P1"><text:span text:style-name="T1"><text:s text:c="3"/></text:span><text:span text:style-name="T1">.hid_register_driver(&amp;hid_usb_driver);</text:span></text:p>
          <text:p text:style-name="P1"><text:span text:style-name="T1"><text:s text:c="3"/></text:span><text:span text:style-name="T1">.usbhid_quirks_init(quirks_param);</text:span></text:p>
          <text:p text:style-name="P1"><text:span text:style-name="T1"><text:s text:c="3"/></text:span><text:span text:style-name="T1">.usb_register(&amp;hid_driver);&lt;&lt;&lt;end</text:span></text:p>
          <text:p text:style-name="P1"><text:span text:style-name="T1"><text:s text:c="6"/></text:span><text:span text:style-name="T1">.driver_register(&amp;new_driver-&gt;drvwrap.driver);</text:span></text:p>
          <text:p text:style-name="P1"><text:span text:style-name="T4"><text:s text:c="9"/></text:span><text:span text:style-name="T4">.bus_add_driver(drv);</text:span></text:p>
          <text:p text:style-name="P1"><text:span text:style-name="T1"><text:s text:c="12"/></text:span><text:span text:style-name="T1">.kobject_init_and_add(&amp;priv-&gt;kobj, &amp;driver_ktype);</text:span></text:p>
          <text:p text:style-name="P1"><text:span text:style-name="T1"><text:s text:c="15"/></text:span><text:span text:style-name="T1">.kobject_init(kobj, ktype);</text:span></text:p>
          <text:p text:style-name="P1"><text:span text:style-name="T1"><text:s text:c="18"/></text:span><text:span text:style-name="T1">.kobject_init_internal(kobj);</text:span></text:p>
          <text:p text:style-name="P1"><text:span text:style-name="T1"><text:s text:c="18"/></text:span><text:span text:style-name="T1">.kobj-&gt;ktype = ktype;</text:span></text:p>
          <text:p text:style-name="P1"><text:span text:style-name="T1"><text:s text:c="15"/></text:span><text:span text:style-name="T1">.kobject_add_varg(kobj, parent, fmt, args);&lt;&lt;&lt;end</text:span></text:p>
          <text:p text:style-name="P1"><text:span text:style-name="T1"><text:s text:c="18"/></text:span><text:span text:style-name="T1">.kobj-&gt;parent = parent;</text:span></text:p>
          <text:p text:style-name="P1"><text:span text:style-name="T1"><text:s text:c="18"/></text:span><text:span text:style-name="T1">.kobject_add_internal(kobj);&lt;&lt;&lt;end</text:span></text:p>
          <text:p text:style-name="P1"><text:span text:style-name="T1"><text:s text:c="21"/></text:span><text:span text:style-name="T1">.obj_kset_join(kobj);</text:span></text:p>
          <text:p text:style-name="P1"><text:span text:style-name="T1"><text:s text:c="21"/></text:span><text:span text:style-name="T1">.create_dir(kobj);&lt;&lt;&lt;end</text:span></text:p>
          <text:p text:style-name="P1"><text:span text:style-name="T1"><text:s text:c="9"/></text:span><text:span text:style-name="T1">.driver_add_groups(drv, drv-&gt;groups);&lt;&lt;&lt;end</text:span></text:p>
          <text:p text:style-name="P1"><text:span text:style-name="T1"><text:s text:c="6"/></text:span><text:span text:style-name="T1">.usbfs_update_special();</text:span></text:p>
          <text:p text:style-name="P1"><text:span text:style-name="T1"><text:s text:c="6"/></text:span><text:span text:style-name="T1">.usb_create_newid_file(new_driver);</text:span></text:p>
          <text:p text:style-name="P1"><text:span text:style-name="T1"><text:s text:c="6"/></text:span><text:span text:style-name="T1">.usb_create_removeid_file(new_driver);&lt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8.10055865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7" draw:text-style-name="P5" draw:layer="layout" svg:x1="1.9cm" svg:y1="-0.4cm" svg:x2="1.9cm" svg:y2="10cm">
          <text:p/>
        </draw:line>
        <draw:custom-shape draw:style-name="gr174" draw:text-style-name="P2" draw:layer="layout" svg:width="13.197cm" svg:height="6.987cm" svg:x="0.503cm" svg:y="13.813cm">
          <text:p text:style-name="P1"><text:span text:style-name="T1">device_add()</text:span></text:p>
          <text:p text:style-name="P1"><text:span text:style-name="T1"><text:s text:c="6"/></text:span><text:span text:style-name="T1">.bus_probe_device(dev);</text:span></text:p>
          <text:p text:style-name="P1"><text:span text:style-name="T1"><text:s text:c="9"/></text:span><text:span text:style-name="T1">.device_attach(dev);</text:span></text:p>
          <text:p text:style-name="P1"><text:span text:style-name="T1"><text:s text:c="12"/></text:span><text:span text:style-name="T1">.bus_for_each_drv(dev-&gt;bus, NULL, dev, __device_attach);</text:span></text:p>
          <text:p text:style-name="P1"><text:span text:style-name="T1"><text:s text:c="15"/></text:span><text:span text:style-name="T1">.__device_attach(drv,dev)</text:span></text:p>
          <text:p text:style-name="P1"><text:span text:style-name="T1"><text:s text:c="18"/></text:span><text:span text:style-name="T1">.driver_probe_device(drv, dev);</text:span></text:p>
          <text:p text:style-name="P1"><text:span text:style-name="T1"><text:s text:c="21"/></text:span><text:span text:style-name="T1">.really_probe(dev,drv);</text:span></text:p>
          <text:p text:style-name="P1"><text:span text:style-name="T1"><text:s text:c="24"/></text:span><text:span text:style-name="T1">.drv-&gt;probe(dev)==usb_probe_interface(dev)</text:span></text:p>
          <text:p text:style-name="P1"><text:span text:style-name="T1">usb_probe_interface</text:span></text:p>
          <text:p text:style-name="P1"><text:span text:style-name="T1"><text:s text:c="3"/></text:span><text:span text:style-name="T1">.driver-&gt;probe(intf, id) //driver = hid_driver</text:span></text:p>
          <text:p text:style-name="P1"><text:span text:style-name="T1"><text:s text:c="6"/></text:span><text:span text:style-name="T1">.usbhid_probe(intf, id)&lt;&lt;&lt;end</text:span><text:span text:style-name="T1"><text:tab/></text:span></text:p>
          <text:p text:style-name="P1"><text:span text:style-name="T1"><text:s text:c="9"/></text:span><text:span text:style-name="T1">.hid = hid_allocate_device();</text:span></text:p>
          <text:p text:style-name="P1"><text:span text:style-name="T1"><text:s text:c="9"/></text:span><text:span text:style-name="T1">.usbhid = kzalloc(sizeof(*usbhid), GFP_KERNEL);</text:span></text:p>
          <text:p text:style-name="P1"><text:span text:style-name="T4"><text:s text:c="9"/></text:span><text:span text:style-name="T4">.hid_add_device(hid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8.10055865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2" draw:layer="layout" svg:width="13.197cm" svg:height="4.987cm" svg:x="0.6cm" svg:y="8.813cm">
          <text:p text:style-name="P1"><text:span text:style-name="T1">设备</text:span><text:span text:style-name="T1">probe</text:span><text:span text:style-name="T1">过程：</text:span></text:p>
          <text:p text:style-name="P1"><text:span text:style-name="T1">1.</text:span><text:span text:style-name="T1">通过</text:span><text:span text:style-name="T1">hid_init</text:span><text:span text:style-name="T1">注册设备驱动，驱动的总线类型为</text:span><text:span text:style-name="T1">usb_bust_type</text:span></text:p>
          <text:p text:style-name="P1"><text:span text:style-name="T1">2.hub</text:span><text:span text:style-name="T1">端口例测程序发现设备接入，调用</text:span><text:span text:style-name="T1">hub_port_connect_change</text:span><text:span text:style-name="T1">添加设备</text:span><text:span text:style-name="T1">,</text:span><text:span text:style-name="T1">设备的总线类型为</text:span><text:span text:style-name="T1">usb_bust_type,</text:span><text:span text:style-name="T1">设备类型为</text:span><text:span text:style-name="T2">usb_device_type;</text:span><text:span text:style-name="T2">进行初步的配置，在</text:span><text:span text:style-name="T2">usb_new_device()</text:span><text:span text:style-name="T2">中获取</text:span><text:span text:style-name="T2">udev-&gt;config</text:span><text:span text:style-name="T2">等信息。</text:span></text:p>
          <text:p text:style-name="P1"><text:span text:style-name="T1">3.usb_bus_type.match()</text:span><text:span text:style-name="T1">匹配通过后，调用</text:span><text:span text:style-name="T1">usb_generic_driver.drvwrap.driver.probe</text:span><text:span text:style-name="T1">中的</text:span><text:span text:style-name="T1">usb_probe_device</text:span><text:span text:style-name="T1">，随后调用</text:span><text:span text:style-name="T1">usb_generic_driver.probe</text:span><text:span text:style-name="T1">中的</text:span><text:span text:style-name="T1">generic_probe</text:span><text:span text:style-name="T1">，进而调用</text:span><text:span text:style-name="T1">usb_set_configuration;</text:span></text:p>
          <text:p text:style-name="P1"><text:span text:style-name="T1">4.</text:span><text:span text:style-name="T1">学习</text:span><text:span text:style-name="T1">struct usb_interface_cache</text:span><text:span text:style-name="T1">怎么来的</text:span></text:p>
          <text:p text:style-name="P1"><text:span text:style-name="T4">学习：</text:span><text:span text:style-name="T4">http://blog.csdn.net/aaronychen/article/details/219214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8.10055865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76" draw:text-style-name="P2" draw:layer="layout" svg:width="3.492cm" svg:height="0.4cm" svg:x="10.69cm" svg:y="8.099cm">
          <text:p text:style-name="P1"><text:span text:style-name="T1">struct hid_ll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2" draw:layer="layout" svg:width="3.492cm" svg:height="0.4cm" svg:x="10.69cm" svg:y="8.499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4" xml:id="id86" draw:id="id86" draw:layer="layout" svg:width="3.492cm" svg:height="0.4cm" svg:x="10.69cm" svg:y="7.7cm">
          <text:p text:style-name="P1"><text:span text:style-name="T2">usb_hid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2" draw:layer="layout" svg:width="3.492cm" svg:height="0.4cm" svg:x="10.69cm" svg:y="8.899cm">
          <text:p text:style-name="P1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2" xml:id="id93" draw:id="id93" draw:layer="layout" svg:width="3.492cm" svg:height="0.4cm" svg:x="5.921cm" svg:y="1.2cm">
          <text:p text:style-name="P1"><text:span text:style-name="T1">struct usb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2" xml:id="id88" draw:id="id88" draw:layer="layout" svg:width="3.492cm" svg:height="0.4cm" svg:x="5.921cm" svg:y="2cm">
          <text:p text:style-name="P1"><text:span text:style-name="T1"><text:s text:c="3"/></text:span><text:span text:style-name="T1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" draw:layer="layout" svg:width="3.492cm" svg:height="0.4cm" svg:x="5.921cm" svg:y="2.401cm">
          <text:p text:style-name="P1"><text:span text:style-name="T1"><text:s text:c="6"/></text:span><text:span text:style-name="T1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2" draw:layer="layout" svg:width="3.492cm" svg:height="0.4cm" svg:x="5.921cm" svg:y="2.801cm">
          <text:p text:style-name="P1"><text:span text:style-name="T1"><text:s text:c="6"/></text:span><text:span text:style-name="T1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2" draw:layer="layout" svg:width="3.492cm" svg:height="0.4cm" svg:x="5.921cm" svg:y="3.202cm">
          <text:p text:style-name="P1"><text:span text:style-name="T1"><text:s text:c="6"/></text:span><text:span text:style-name="T1">.*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" draw:layer="layout" svg:width="3.492cm" svg:height="0.4cm" svg:x="5.921cm" svg:y="3.603cm">
          <text:p text:style-name="P1"><text:span text:style-name="T1"><text:s text:c="6"/></text:span><text:span text:style-name="T1">.*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2" xml:id="id79" draw:id="id79" draw:layer="layout" svg:width="3.492cm" svg:height="0.4cm" svg:x="5.921cm" svg:y="1.601cm">
          <text:p text:style-name="P1"><text:span text:style-name="T1"><text:s text:c="3"/></text:span><text:span text:style-name="T1">.*cur_altset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2" xml:id="id80" draw:id="id80" draw:layer="layout" svg:width="3.492cm" svg:height="0.4cm" svg:x="10.698cm" svg:y="1.198cm">
          <text:p text:style-name="P1"><text:span text:style-name="T1">struct usb_host_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2" xml:id="id81" draw:id="id81" draw:layer="layout" svg:width="3.492cm" svg:height="0.4cm" svg:x="10.698cm" svg:y="1.599cm">
          <text:p text:style-name="P1"><text:span text:style-name="T1"><text:s text:c="3"/></text:span><text:span text:style-name="T1">.*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9.413cm" svg:y1="1.801cm" svg:x2="10.698cm" svg:y2="1.398cm" draw:start-shape="id79" draw:start-glue-point="1" draw:end-shape="id80" draw:end-glue-point="3" svg:d="M9413 1801c964 0 322-403 1285-403" svg:viewBox="0 0 1286 404">
          <text:p/>
        </draw:connector>
        <draw:custom-shape draw:style-name="gr189" draw:text-style-name="P2" xml:id="id82" draw:id="id82" draw:layer="layout" svg:width="3.492cm" svg:height="0.4cm" svg:x="10.69cm" svg:y="5.497cm">
          <text:p text:style-name="P1"><text:span text:style-name="T1">struct usb_host_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" draw:layer="layout" svg:width="3.492cm" svg:height="0.4cm" svg:x="10.69cm" svg:y="5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3" draw:text-style-name="P5" draw:layer="layout" draw:type="curve" svg:x1="10.698cm" svg:y1="1.799cm" svg:x2="10.69cm" svg:y2="5.697cm" draw:start-shape="id81" draw:start-glue-point="3" draw:end-shape="id82" draw:end-glue-point="3" svg:d="M10698 1799c-763 0-759 3898-8 3898" svg:viewBox="0 0 573 3899">
          <text:p/>
        </draw:connector>
        <draw:custom-shape draw:style-name="gr191" draw:text-style-name="P2" draw:layer="layout" svg:width="0.5cm" svg:height="2cm" svg:x="14.192cm" svg:y="5.498cm">
          <text:p text:style-name="P1"><text:span text:style-name="T1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2" draw:layer="layout" svg:width="3.492cm" svg:height="0.4cm" svg:x="10.69cm" svg:y="6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2" draw:layer="layout" svg:width="3.492cm" svg:height="0.4cm" svg:x="10.69cm" svg:y="6.699cm">
          <text:p text:style-name="P1"><text:span text:style-name="T1"><text:s text:c="3"/></text:span><text:span text:style-name="T1">.*extr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2" draw:layer="layout" svg:width="3.492cm" svg:height="0.4cm" svg:x="10.69cm" svg:y="7.1cm">
          <text:p text:style-name="P1"><text:span text:style-name="T1"><text:s text:c="3"/></text:span><text:span text:style-name="T1">.extral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2" xml:id="id83" draw:id="id83" draw:layer="layout" svg:width="3.492cm" svg:height="0.4cm" svg:x="5.921cm" svg:y="4.004cm">
          <text:p text:style-name="P1"><text:span text:style-name="T1"><text:s text:c="6"/></text:span><text:span text:style-name="T1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2" draw:layer="layout" svg:width="3.492cm" svg:height="0.4cm" svg:x="5.921cm" svg:y="4.405cm">
          <text:p text:style-name="P1"><text:span text:style-name="T1"><text:s text:c="9"/></text:span><text:span text:style-name="T1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2" xml:id="id84" draw:id="id84" draw:layer="layout" svg:width="3.492cm" svg:height="0.4cm" svg:x="5.921cm" svg:y="5.401cm">
          <text:p text:style-name="P1"><text:span text:style-name="T1">struct hid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2" xml:id="id85" draw:id="id85" draw:layer="layout" svg:width="3.492cm" svg:height="0.4cm" svg:x="5.921cm" svg:y="5.802cm">
          <text:p text:style-name="P1"><text:span text:style-name="T1"><text:s text:c="3"/></text:span><text:span text:style-name="T1">.ll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5" draw:layer="layout" draw:type="curve" draw:line-skew="0.418cm" svg:x1="5.921cm" svg:y1="4.204cm" svg:x2="5.921cm" svg:y2="5.601cm" draw:start-shape="id83" draw:start-glue-point="3" draw:end-shape="id84" svg:d="M5921 4204c-124 0-124 1397 0 1397" svg:viewBox="0 0 94 1398">
          <text:p/>
        </draw:connector>
        <draw:connector draw:style-name="gr199" draw:text-style-name="P5" draw:layer="layout" draw:type="curve" svg:x1="9.413cm" svg:y1="6.002cm" svg:x2="10.69cm" svg:y2="7.9cm" draw:start-shape="id85" draw:start-glue-point="1" draw:end-shape="id86" draw:end-glue-point="3" svg:d="M9413 6002c958 0 320 1898 1277 1898" svg:viewBox="0 0 1278 1899">
          <text:p/>
        </draw:connector>
        <draw:custom-shape draw:style-name="gr200" draw:text-style-name="P2" draw:layer="layout" svg:width="3.492cm" svg:height="0.4cm" svg:x="5.921cm" svg:y="6.6cm">
          <text:p text:style-name="P1"><text:span text:style-name="T1"><text:s text:c="3"/></text:span><text:span text:style-name="T1">.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2" xml:id="id87" draw:id="id87" draw:layer="layout" svg:width="3.492cm" svg:height="0.4cm" svg:x="5.921cm" svg:y="7.001cm">
          <text:p text:style-name="P1"><text:span text:style-name="T1"><text:s text:c="6"/></text:span><text:span text:style-name="T1">.*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2" xml:id="id94" draw:id="id94" draw:layer="layout" svg:width="3.492cm" svg:height="0.4cm" svg:x="5.921cm" svg:y="8.601cm">
          <text:p text:style-name="P1"><text:span text:style-name="T1"><text:s text:c="6"/></text:span><text:span text:style-name="T1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2" xml:id="id100" draw:id="id100" draw:layer="layout" svg:width="3.492cm" svg:height="0.4cm" svg:x="5.921cm" svg:y="9.002cm">
          <text:p text:style-name="P1"><text:span text:style-name="T1"><text:s text:c="6"/></text:span><text:span text:style-name="T1">.*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2" draw:layer="layout" svg:width="3.492cm" svg:height="0.4cm" svg:x="5.921cm" svg:y="9.403cm">
          <text:p text:style-name="P1"><text:span text:style-name="T1"><text:s text:c="6"/></text:span><text:span text:style-name="T1">.*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2" draw:layer="layout" svg:width="3.492cm" svg:height="0.4cm" svg:x="5.921cm" svg:y="9.804cm">
          <text:p text:style-name="P1"><text:span text:style-name="T1"><text:s text:c="6"/></text:span><text:span text:style-name="T1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2" draw:layer="layout" svg:width="3.492cm" svg:height="0.4cm" svg:x="5.921cm" svg:y="10.205cm">
          <text:p text:style-name="P1"><text:span text:style-name="T1"><text:s text:c="9"/></text:span><text:span text:style-name="T1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5" draw:layer="layout" draw:type="curve" draw:line-skew="-0.182cm" svg:x1="5.921cm" svg:y1="7.201cm" svg:x2="5.921cm" svg:y2="2.2cm" draw:start-shape="id87" draw:end-shape="id88" draw:end-glue-point="3" svg:d="M5921 7201c-1024 0-1024-5001 0-5001" svg:viewBox="0 0 769 5002">
          <text:p/>
        </draw:connector>
        <draw:custom-shape draw:style-name="gr207" draw:text-style-name="P2" draw:layer="layout" svg:width="3.492cm" svg:height="0.4cm" svg:x="5.921cm" svg:y="6.203cm">
          <text:p text:style-name="P1"><text:span text:style-name="T1"><text:s text:c="3"/></text:span><text:span text:style-name="T1">.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2" draw:layer="layout" svg:width="3.492cm" svg:height="0.4cm" svg:x="10.7cm" svg:y="1.995cm">
          <text:p text:style-name="P1"><text:span text:style-name="T1"><text:s text:c="3"/></text:span><text:span text:style-name="T1">.d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2" draw:layer="layout" svg:width="3.492cm" svg:height="0.4cm" svg:x="10.7cm" svg:y="2.396cm">
          <text:p text:style-name="P1"><text:span text:style-name="T1"><text:s text:c="6"/></text:span><text:span text:style-name="T1">.bInterface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2" draw:layer="layout" svg:width="3.492cm" svg:height="0.4cm" svg:x="10.7cm" svg:y="2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2" draw:layer="layout" svg:width="3.492cm" svg:height="0.4cm" svg:x="10.7cm" svg:y="3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2" xml:id="id90" draw:id="id90" draw:layer="layout" svg:width="3.492cm" svg:height="0.4cm" svg:x="0.6cm" svg:y="5.397cm">
          <text:p text:style-name="P1"><text:span text:style-name="T1">struct usbhid_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2" xml:id="id91" draw:id="id91" draw:layer="layout" svg:width="3.492cm" svg:height="0.4cm" svg:x="0.6cm" svg:y="5.798cm">
          <text:p text:style-name="P1"><text:span text:style-name="T1"><text:s text:c="3"/></text:span><text:span text:style-name="T1">.h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2" xml:id="id92" draw:id="id92" draw:layer="layout" svg:width="3.492cm" svg:height="0.4cm" svg:x="0.6cm" svg:y="6.199cm">
          <text:p text:style-name="P1"><text:span text:style-name="T1"><text:s text:c="3"/></text:span><text:span text:style-name="T1">.int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2" draw:layer="layout" svg:width="3.492cm" svg:height="0.4cm" svg:x="0.6cm" svg:y="6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2" draw:layer="layout" svg:width="3.492cm" svg:height="0.4cm" svg:x="0.6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2" xml:id="id89" draw:id="id89" draw:layer="layout" svg:width="3.492cm" svg:height="0.4cm" svg:x="5.922cm" svg:y="10.601cm">
          <text:p text:style-name="P1"><text:span text:style-name="T1"><text:s text:c="3"/></text:span><text:span text:style-name="T1">.*driv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5" draw:layer="layout" draw:type="curve" svg:x1="5.922cm" svg:y1="10.801cm" svg:x2="4.092cm" svg:y2="5.597cm" draw:start-shape="id89" draw:start-glue-point="3" draw:end-shape="id90" draw:end-glue-point="1" svg:d="M5922 10801c-1371 0-456-5204-1830-5204" svg:viewBox="0 0 1831 5205">
          <text:p/>
        </draw:connector>
        <draw:connector draw:style-name="gr199" draw:text-style-name="P5" draw:layer="layout" draw:type="curve" svg:x1="4.092cm" svg:y1="5.998cm" svg:x2="5.921cm" svg:y2="5.601cm" draw:start-shape="id91" draw:start-glue-point="1" draw:end-shape="id84" draw:end-glue-point="3" svg:d="M4092 5998c1372 0 458-397 1829-397" svg:viewBox="0 0 1830 398">
          <text:p/>
        </draw:connector>
        <draw:connector draw:style-name="gr199" draw:text-style-name="P5" draw:layer="layout" draw:type="curve" svg:x1="4.092cm" svg:y1="6.399cm" svg:x2="5.921cm" svg:y2="1.4cm" draw:start-shape="id92" draw:start-glue-point="1" draw:end-shape="id93" svg:d="M4092 6399c1372 0 458-4999 1829-4999" svg:viewBox="0 0 1830 5000">
          <text:p/>
        </draw:connector>
        <draw:custom-shape draw:style-name="gr218" draw:text-style-name="P2" draw:layer="layout" svg:width="3.302cm" svg:height="0.4cm" svg:x="10.69cm" svg:y="13.499cm">
          <text:p text:style-name="P1"><text:span text:style-name="T1">struct bus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2" draw:layer="layout" svg:width="3.302cm" svg:height="0.4cm" svg:x="10.69cm" svg:y="13.899cm">
          <text:p text:style-name="P1"><text:span text:style-name="T1"><text:s text:c="2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" draw:layer="layout" svg:width="3.302cm" svg:height="0.4cm" svg:x="10.69cm" svg:y="14.3cm">
          <text:p text:style-name="P1"><text:span text:style-name="T1"><text:s text:c="2"/></text:span><text:span text:style-name="T1">.mat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4" xml:id="id95" draw:id="id95" draw:layer="layout" svg:width="3.302cm" svg:height="0.4cm" svg:x="10.69cm" svg:y="13.1cm">
          <text:p text:style-name="P1"><text:span text:style-name="T2">hid_bus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2" draw:layer="layout" svg:width="3.302cm" svg:height="0.4cm" svg:x="10.69cm" svg:y="14.7cm">
          <text:p text:style-name="P1"><text:span text:style-name="T1"><text:s text:c="2"/></text:span><text:span text:style-name="T1">.u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" draw:layer="layout" svg:width="3.302cm" svg:height="0.4cm" svg:x="10.69cm" svg:y="15.099cm">
          <text:p text:style-name="P1"><text:span text:style-name="T1"><text:s text:c="2"/></text:span><text:span text:style-name="T1">.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2" draw:layer="layout" svg:width="3.302cm" svg:height="0.4cm" svg:x="10.69cm" svg:y="15.5cm">
          <text:p text:style-name="P1"><text:span text:style-name="T1"><text:s text:c="4"/></text:span><text:span text:style-name="T1">.drivers_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2" draw:layer="layout" svg:width="3.302cm" svg:height="0.4cm" svg:x="10.69cm" svg:y="15.1cm">
          <text:p text:style-name="P1"><text:span text:style-name="T1"><text:s text:c="2"/></text:span><text:span text:style-name="T1">.*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5" draw:layer="layout" draw:type="curve" svg:x1="9.413cm" svg:y1="8.801cm" svg:x2="10.69cm" svg:y2="13.3cm" draw:start-shape="id94" draw:start-glue-point="1" draw:end-shape="id95" draw:end-glue-point="3" svg:d="M9413 8801c958 0 320 4499 1277 4499" svg:viewBox="0 0 1278 4500">
          <text:p/>
        </draw:connector>
        <draw:custom-shape draw:style-name="gr225" draw:text-style-name="P2" xml:id="id98" draw:id="id98" draw:layer="layout" svg:width="3.492cm" svg:height="0.4cm" svg:x="5.9cm" svg:y="8.2cm">
          <text:p text:style-name="P1"><text:span text:style-name="T1"><text:s text:c="9"/></text:span><text:span text:style-name="T1">.*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2" xml:id="id96" draw:id="id96" draw:layer="layout" svg:width="3.492cm" svg:height="0.4cm" svg:x="5.9cm" svg:y="7.799cm">
          <text:p text:style-name="P1"><text:span text:style-name="T1"><text:s text:c="9"/></text:span><text:span text:style-name="T1">.*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2" draw:layer="layout" svg:width="3.492cm" svg:height="0.4cm" svg:x="5.9cm" svg:y="7.398cm">
          <text:p text:style-name="P1"><text:span text:style-name="T1"><text:s text:c="6"/></text:span><text:span text:style-name="T1">.kob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2" draw:layer="layout" svg:width="3.492cm" svg:height="0.4cm" svg:x="10.69cm" svg:y="10.099cm">
          <text:p text:style-name="P1"><text:span text:style-name="T1">struct 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2" draw:layer="layout" svg:width="3.492cm" svg:height="0.4cm" svg:x="10.69cm" svg:y="10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4" xml:id="id97" draw:id="id97" draw:layer="layout" svg:width="3.492cm" svg:height="0.4cm" svg:x="10.69cm" svg:y="9.7cm">
          <text:p text:style-name="P1"><text:span text:style-name="T2">devices_k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2" draw:layer="layout" svg:width="3.314cm" svg:height="0.4cm" svg:x="10.69cm" svg:y="11.699cm">
          <text:p text:style-name="P1"><text:span text:style-name="T1">struct kobj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2" draw:layer="layout" svg:width="3.314cm" svg:height="0.4cm" svg:x="10.69cm" svg:y="12.0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4" xml:id="id99" draw:id="id99" draw:layer="layout" svg:width="3.314cm" svg:height="0.4cm" svg:x="10.69cm" svg:y="11.3cm">
          <text:p text:style-name="P1"><text:span text:style-name="T2">device_k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5" draw:layer="layout" draw:type="curve" svg:x1="9.392cm" svg:y1="7.999cm" svg:x2="10.69cm" svg:y2="9.9cm" draw:start-shape="id96" draw:end-shape="id97" draw:end-glue-point="3" svg:d="M9392 7999c975 0 326 1901 1298 1901" svg:viewBox="0 0 1299 1902">
          <text:p/>
        </draw:connector>
        <draw:connector draw:style-name="gr199" draw:text-style-name="P5" draw:layer="layout" draw:type="curve" svg:x1="9.392cm" svg:y1="8.4cm" svg:x2="10.69cm" svg:y2="11.5cm" draw:start-shape="id98" draw:start-glue-point="1" draw:end-shape="id99" draw:end-glue-point="3" svg:d="M9392 8400c975 0 326 3100 1298 3100" svg:viewBox="0 0 1299 3101">
          <text:p/>
        </draw:connector>
        <draw:line draw:style-name="gr234" draw:text-style-name="P5" draw:layer="layout" svg:x1="6.792cm" svg:y1="5.2cm" svg:x2="6.792cm" svg:y2="11.5cm">
          <text:p/>
        </draw:line>
        <draw:custom-shape draw:style-name="gr235" draw:text-style-name="P2" draw:layer="layout" svg:width="9.597cm" svg:height="13.987cm" svg:x="20.103cm" svg:y="0.113cm">
          <text:p text:style-name="P1"><text:span text:style-name="T1">hid_add_device()</text:span></text:p>
          <text:p text:style-name="P1"><text:span text:style-name="T1"><text:s text:c="3"/></text:span><text:span text:style-name="T1">.device_add()</text:span></text:p>
          <text:p text:style-name="P1"><text:span text:style-name="T1"><text:s text:c="9"/></text:span><text:span text:style-name="T1">.bus_probe_device(dev);</text:span></text:p>
          <text:p text:style-name="P1"><text:span text:style-name="T1"><text:s text:c="12"/></text:span><text:span text:style-name="T1">.device_attach(dev);</text:span></text:p>
          <text:p text:style-name="P1"><text:span text:style-name="T1"><text:s text:c="15"/></text:span><text:span text:style-name="T1">.bus_for_each_drv(dev-&gt;bus, NULL, dev, __device_attach);</text:span></text:p>
          <text:p text:style-name="P1"><text:span text:style-name="T1"><text:s text:c="18"/></text:span><text:span text:style-name="T1">.__device_attach(drv,dev)</text:span></text:p>
          <text:p text:style-name="P1"><text:span text:style-name="T1"><text:s text:c="21"/></text:span><text:span text:style-name="T1">.driver_probe_device(drv, dev);</text:span></text:p>
          <text:p text:style-name="P1"><text:span text:style-name="T1"><text:s text:c="24"/></text:span><text:span text:style-name="T1">.really_probe(dev,drv);</text:span></text:p>
          <text:p text:style-name="P1"><text:span text:style-name="T1"><text:s text:c="27"/></text:span><text:span text:style-name="T1">.dev-&gt;driver = drv;</text:span></text:p>
          <text:p text:style-name="P1"><text:span text:style-name="T1"><text:s text:c="27"/></text:span><text:span text:style-name="T1">.dev-&gt;bus-&gt;probe(dev) <text:s/>//hid_device_probe</text:span></text:p>
          <text:p text:style-name="P1"><text:span text:style-name="T1"><text:s text:c="30"/></text:span><text:span text:style-name="T1">.hid_match_device(hdev, hdrv)</text:span></text:p>
          <text:p text:style-name="P1"><text:span text:style-name="T1"><text:s text:c="30"/></text:span><text:span text:style-name="T1">.hdev-&gt;driver = hdrv;</text:span></text:p>
          <text:p text:style-name="P1"><text:span text:style-name="T1"><text:s text:c="30"/></text:span><text:span text:style-name="T1">.hid_parse(hdev);&lt;&lt;&lt;end</text:span></text:p>
          <text:p text:style-name="P1"><text:span text:style-name="T1"><text:s text:c="33"/></text:span><text:span text:style-name="T1">.hdev-&gt;ll_driver-&gt;parse(hdev);&lt;&lt;&lt;end</text:span></text:p>
          <text:p text:style-name="P1"><text:span text:style-name="T1"><text:s text:c="27"/></text:span><text:span text:style-name="T1">.driver_bound(dev);</text:span></text:p>
          <text:p text:style-name="P1"><text:span text:style-name="T1">usbhid_parse</text:span></text:p>
          <text:p text:style-name="P1"><text:span text:style-name="T1"><text:s text:c="3"/></text:span><text:span text:style-name="T1">.usb_get_extra_descriptor(interface, HID_DT_HID, &amp;hdes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58.10055865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2" draw:layer="layout" svg:width="3.988cm" svg:height="0.4cm" svg:x="15.103cm" svg:y="8.099cm">
          <text:p text:style-name="P1"><text:span text:style-name="T1">struct hid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2" draw:layer="layout" svg:width="3.988cm" svg:height="0.4cm" svg:x="15.103cm" svg:y="8.499cm">
          <text:p text:style-name="P1"><text:span text:style-name="T1"><text:s text:c="3"/></text:span><text:span text:style-name="T1">.name = "generic-usb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4" draw:layer="layout" svg:width="3.988cm" svg:height="0.4cm" svg:x="15.103cm" svg:y="7.7cm">
          <text:p text:style-name="P1"><text:span text:style-name="T2">hid_usb_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2" draw:layer="layout" svg:width="3.988cm" svg:height="0.4cm" svg:x="15.103cm" svg:y="8.899cm">
          <text:p text:style-name="P1"><text:span text:style-name="T1"><text:s text:c="3"/></text:span><text:span text:style-name="T1">.id_table = hid_usb_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2" xml:id="id101" draw:id="id101" draw:layer="layout" svg:width="3.988cm" svg:height="0.4cm" svg:x="15.103cm" svg:y="9.3cm">
          <text:p text:style-name="P1"><text:span text:style-name="T1"><text:s text:c="3"/></text:span><text:span text:style-name="T1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5" draw:layer="layout" draw:type="curve" svg:x1="9.413cm" svg:y1="9.202cm" svg:x2="15.103cm" svg:y2="9.5cm" draw:start-shape="id100" draw:start-glue-point="1" draw:end-shape="id101" draw:end-glue-point="3" svg:d="M9413 9202c4269 0 1424 298 5690 298" svg:viewBox="0 0 5691 299">
          <text:p/>
        </draw:connector>
        <draw:custom-shape draw:style-name="gr241" draw:text-style-name="P2" draw:layer="layout" svg:width="3.986cm" svg:height="0.4cm" svg:x="15.106cm" svg:y="9.7cm">
          <text:p text:style-name="P1"><text:span text:style-name="T1"><text:s text:c="6"/></text:span><text:span text:style-name="T1">.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2" xml:id="id102" draw:id="id102" draw:layer="layout" svg:width="3.986cm" svg:height="0.4cm" svg:x="15.106cm" svg:y="10.1cm">
          <text:p text:style-name="P1"><text:span text:style-name="T1"><text:s text:c="6"/></text:span><text:span text:style-name="T1">.*b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2" draw:layer="layout" svg:width="3.986cm" svg:height="0.4cm" svg:x="15.106cm" svg:y="10.501cm">
          <text:p text:style-name="P1"><text:span text:style-name="T1"><text:s text:c="6"/></text:span><text:span text:style-name="T1">.prob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2" draw:layer="layout" svg:width="3.986cm" svg:height="0.4cm" svg:x="15.106cm" svg:y="10.901cm">
          <text:p text:style-name="P1"><text:span text:style-name="T1"><text:s text:c="6"/></text:span><text:span text:style-name="T1">.remo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2" draw:layer="layout" svg:width="3.988cm" svg:height="0.4cm" svg:x="15.106cm" svg:y="11.302cm">
          <text:p text:style-name="P1"><text:span text:style-name="T1"><text:s text:c="6"/></text:span><text:span text:style-name="T1">.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2" draw:layer="layout" svg:width="3.988cm" svg:height="0.4cm" svg:x="15.106cm" svg:y="11.703cm">
          <text:p text:style-name="P1"><text:span text:style-name="T1"><text:s text:c="6"/></text:span><text:span text:style-name="T1">.**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9" draw:text-style-name="P5" draw:layer="layout" draw:type="curve" svg:x1="15.106cm" svg:y1="10.3cm" svg:x2="13.992cm" svg:y2="13.3cm" draw:start-shape="id102" draw:start-glue-point="3" draw:end-shape="id95" draw:end-glue-point="1" svg:d="M15106 10300c-834 0-277 3000-1114 3000" svg:viewBox="0 0 1115 3001">
          <text:p/>
        </draw:connector>
        <draw:line draw:style-name="gr234" draw:text-style-name="P5" draw:layer="layout" svg:x1="22.8cm" svg:y1="0cm" svg:x2="22.8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3DT16H28M16S</meta:editing-duration>
    <meta:editing-cycles>492</meta:editing-cycles>
    <meta:generator>LibreOffice/4.2.8.2$Linux_X86_64 LibreOffice_project/420m0$Build-2</meta:generator>
    <meta:initial-creator>fhy </meta:initial-creator>
    <dc:date>2016-04-24T08:34:17.833336256</dc:date>
    <meta:document-statistic meta:object-count="308"/>
  </office:meta>
</office:document-meta>
</file>